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NewRomanPSMT" svg:font-family="TimesNewRomanPSMT" style:font-family-generic="roman"/>
    <style:font-face style:name="ArialUnicodeMS" svg:font-family="ArialUnicode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417in" fo:break-before="auto" style:use-optimal-row-height="true"/>
    </style:style>
    <style:style style:name="ro4" style:family="table-row">
      <style:table-row-properties style:row-height="0.2807in" fo:break-before="auto" style:use-optimal-row-height="true"/>
    </style:style>
    <style:style style:name="ro5" style:family="table-row">
      <style:table-row-properties style:row-height="0.2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Unicode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ArialUnicode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UnicodeM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ArialUnicodeM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language-asian="en" style:country-asian="US" style:font-style-asian="normal" style:font-weight-asian="normal" style:font-name-complex="ArialUnicodeM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position="0% 100%" style:font-name="ArialUnicodeMS" fo:font-size="12pt" style:font-name-asian="ArialUnicodeMS" style:font-size-asian="12pt" style:font-name-complex="ArialUnicodeMS" style:font-size-complex="6.80000019073486pt"/>
    </style:style>
    <style:style style:name="T2" style:family="text">
      <style:text-properties fo:color="#fb0007" style:text-position="0% 100%" style:font-name="ArialUnicodeMS" fo:font-size="12pt" style:font-name-asian="ArialUnicodeMS" style:font-size-asian="12pt" style:font-name-complex="ArialUnicodeMS" style:font-size-complex="6.80000019073486pt"/>
    </style:style>
    <style:style style:name="T3" style:family="text">
      <style:text-properties fo:color="#000000" style:text-position="31% 100%" style:font-name="ArialUnicodeMS" fo:font-size="8pt" style:font-name-asian="ArialUnicodeMS" style:font-size-asian="8pt" style:font-name-complex="ArialUnicodeMS" style:font-size-complex="4.59999990463257pt"/>
    </style:style>
    <style:style style:name="T4" style:family="text">
      <style:text-properties fo:color="#000000" style:text-position="0% 100%" style:font-name="TimesNewRomanPSMT" fo:font-size="12pt" style:font-name-asian="TimesNewRomanPSMT" style:font-size-asian="12pt" style:font-name-complex="TimesNewRomanPSMT" style:font-size-complex="6.80000019073486pt"/>
    </style:style>
    <style:style style:name="T5" style:family="text">
      <style:text-properties fo:color="#fb0007" style:text-position="0% 100%" style:font-name="TimesNewRomanPSMT" fo:font-size="12pt" style:font-name-asian="TimesNewRomanPSMT" style:font-size-asian="12pt" style:font-name-complex="TimesNewRomanPSMT" style:font-size-complex="6.80000019073486pt"/>
    </style:style>
    <style:style style:name="T6" style:family="text">
      <style:text-properties fo:color="#000000" style:text-position="0% 100%" style:font-name="ArialUnicodeMS" fo:font-size="10pt" style:font-name-asian="ArialUnicodeMS" style:font-size-asian="10pt" style:font-name-complex="ArialUnicodeMS" style:font-size-complex="5.69999980926514pt"/>
    </style:style>
    <style:style style:name="T7" style:family="text">
      <style:text-properties fo:color="#000000" style:text-position="0% 100%" style:font-name="ArialUnicodeMS" fo:font-size="14pt" style:font-name-asian="ArialUnicodeMS" style:font-size-asian="14pt" style:font-name-complex="ArialUnicodeMS" style:font-size-complex="8pt"/>
    </style:style>
    <style:style style:name="T8" style:family="text">
      <style:text-properties fo:color="#000000" style:text-position="59% 100%" style:font-name="TimesNewRomanPSMT" fo:font-size="8pt" style:font-name-asian="TimesNewRomanPSMT" style:font-size-asian="8pt" style:font-name-complex="TimesNewRomanPSMT" style:font-size-complex="4.59999990463257pt"/>
    </style:style>
    <style:style style:name="T9" style:family="text">
      <style:text-properties fo:color="#000000" style:text-position="-31% 100%" style:font-name="ArialUnicodeMS" fo:font-size="12pt" style:font-name-asian="ArialUnicodeMS" style:font-size-asian="12pt" style:font-name-complex="ArialUnicodeMS" style:font-size-complex="6.80000019073486pt"/>
    </style:style>
    <style:style style:name="T10" style:family="text">
      <style:text-properties fo:color="#000000" style:text-position="0% 100%" style:font-name="ArialUnicodeMS" fo:font-size="8pt" style:font-name-asian="ArialUnicodeMS" style:font-size-asian="8pt" style:font-name-complex="ArialUnicodeMS" style:font-size-complex="4.59999990463257pt"/>
    </style:style>
    <style:style style:name="T11" style:family="text">
      <style:text-properties fo:color="#000000" style:text-position="-31% 100%" style:font-name="TimesNewRomanPSMT" fo:font-size="12pt" style:font-name-asian="TimesNewRomanPSMT" style:font-size-asian="12pt" style:font-name-complex="TimesNewRomanPSMT" style:font-size-complex="6.80000019073486pt"/>
    </style:style>
    <style:style style:name="T12" style:family="text">
      <style:text-properties fo:color="#000000" style:text-outline="false" style:text-line-through-style="none" style:font-name="ArialUnicodeMS" fo:font-size="12pt" fo:font-style="normal" fo:text-shadow="none" style:text-underline-style="none" fo:font-weight="normal" style:font-name-asian="ArialUnicodeMS" style:font-size-asian="12pt" style:font-style-asian="normal" style:font-weight-asian="normal" style:font-name-complex="ArialUnicodeMS" style:font-size-complex="6.8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ENGLISH</text:p>
          </table:table-cell>
          <table:table-cell table:style-name="Default" office:value-type="string">
            <text:p>PHONETIC</text:p>
          </table:table-cell>
          <table:table-cell table:style-name="Default" office:value-type="string">
            <text:p>PHONEMIC</text:p>
          </table:table-cell>
        </table:table-row>
        <table:table-row table:style-name="ro2">
          <table:table-cell office:value-type="string">
            <text:p>all</text:p>
          </table:table-cell>
          <table:table-cell office:value-type="string">
            <text:p>[ ˈnı ̃́ı ̥̃́-phɛ̄ɛ̥̄thì-ɾàḁ̀ ]</text:p>
          </table:table-cell>
          <table:table-cell office:value-type="string">
            <text:p>/dı ̃́-peti-ra/</text:p>
          </table:table-cell>
        </table:table-row>
        <table:table-row table:style-name="ro2">
          <table:table-cell office:value-type="string">
            <text:p>animal</text:p>
          </table:table-cell>
          <table:table-cell office:value-type="string">
            <text:p>[ ˈwãˈíbɨ ̄ɨ ̥̄kɨ̀ɨ̀ ̥ ]</text:p>
          </table:table-cell>
          <table:table-cell office:value-type="string">
            <text:p>/waíbɨkɨ/</text:p>
          </table:table-cell>
        </table:table-row>
        <table:table-row table:style-name="ro3">
          <table:table-cell office:value-type="string">
            <text:p>ashes</text:p>
          </table:table-cell>
          <table:table-cell table:style-name="ce2" office:value-type="string">
            <text:p><text:span text:style-name="T1">[ </text:span><text:span text:style-name="T2">u</text:span><text:span text:style-name="T1">̃ˈã́ḁ̃́ ]</text:span></text:p>
          </table:table-cell>
          <table:table-cell office:value-type="string">
            <text:p>/ũã́/</text:p>
          </table:table-cell>
        </table:table-row>
        <table:table-row table:style-name="ro2">
          <table:table-cell office:value-type="string">
            <text:p>to, at (place)</text:p>
          </table:table-cell>
          <table:table-cell office:value-type="string">
            <text:p>[ -pɨ ]</text:p>
          </table:table-cell>
          <table:table-cell office:value-type="string">
            <text:p>/-pɨ/</text:p>
          </table:table-cell>
        </table:table-row>
        <table:table-row table:style-name="ro3">
          <table:table-cell office:value-type="string">
            <text:p>back</text:p>
          </table:table-cell>
          <table:table-cell table:style-name="ce2" office:value-type="string">
            <text:p><text:span text:style-name="T1">[ s</text:span><text:span text:style-name="T2">õõ̥</text:span><text:span text:style-name="T1">ˈkhɨ ̃́ɨ ̥̃́ ]</text:span></text:p>
          </table:table-cell>
          <table:table-cell office:value-type="string">
            <text:p>/sõkɨ ̃́/</text:p>
          </table:table-cell>
        </table:table-row>
        <table:table-row table:style-name="ro3">
          <table:table-cell office:value-type="string">
            <text:p>bad</text:p>
          </table:table-cell>
          <table:table-cell table:style-name="ce2" office:value-type="string">
            <text:p><text:span text:style-name="T1">[ ɲ</text:span><text:span text:style-name="T2">ã</text:span><text:span text:style-name="T1">ˈɲã́-ɾɛ̃̀ɛ̥̃̀ ]</text:span></text:p>
          </table:table-cell>
          <table:table-cell office:value-type="string">
            <text:p>/jãjã́-rẽ/</text:p>
          </table:table-cell>
        </table:table-row>
        <table:table-row table:style-name="ro2">
          <table:table-cell office:value-type="string">
            <text:p>bark</text:p>
          </table:table-cell>
          <table:table-cell office:value-type="string">
            <text:p>[ jūū̥ˈkɨ ́ɨ ̥́-kháḁ́sɛ́ɾóó̥ ]</text:p>
          </table:table-cell>
          <table:table-cell office:value-type="string">
            <text:p>/jukɨ-́kasero/</text:p>
          </table:table-cell>
        </table:table-row>
        <table:table-row table:style-name="ro2">
          <table:table-cell office:value-type="string">
            <text:p>belly</text:p>
          </table:table-cell>
          <table:table-cell office:value-type="string">
            <text:p>[ ˈpháágáḁ́ ]</text:p>
          </table:table-cell>
          <table:table-cell office:value-type="string">
            <text:p>/páaga/</text:p>
          </table:table-cell>
        </table:table-row>
        <table:table-row table:style-name="ro2">
          <table:table-cell office:value-type="string">
            <text:p>big</text:p>
          </table:table-cell>
          <table:table-cell office:value-type="string">
            <text:p>[ phāˈí-ɾòò̥ ]</text:p>
          </table:table-cell>
          <table:table-cell office:value-type="string">
            <text:p>/paí-ro/</text:p>
          </table:table-cell>
        </table:table-row>
        <table:table-row table:style-name="ro2">
          <table:table-cell office:value-type="string">
            <text:p>bird</text:p>
          </table:table-cell>
          <table:table-cell office:value-type="string">
            <text:p>[ ˈmı ͂́nı ̃́ı ̥̃́]</text:p>
          </table:table-cell>
          <table:table-cell office:value-type="string">
            <text:p>/bı ̃́dı/̃</text:p>
          </table:table-cell>
        </table:table-row>
        <table:table-row table:style-name="ro3">
          <table:table-cell office:value-type="string">
            <text:p>bite</text:p>
          </table:table-cell>
          <table:table-cell table:style-name="ce3" office:value-type="string">
            <text:p><text:span text:style-name="T1">[ ˈ</text:span><text:span text:style-name="T3">m</text:span><text:span text:style-name="T1">bāḁ̄ˈkhá-ɾɛ́ɛ̥́ ]</text:span></text:p>
          </table:table-cell>
          <table:table-cell office:value-type="string">
            <text:p>/baká-re/</text:p>
          </table:table-cell>
        </table:table-row>
        <table:table-row table:style-name="ro3">
          <table:table-cell office:value-type="string">
            <text:p>black</text:p>
          </table:table-cell>
          <table:table-cell table:style-name="ce2" office:value-type="string">
            <text:p><text:span text:style-name="T1">[ ɲ</text:span><text:span text:style-name="T2">ı ̃̄</text:span><text:span text:style-name="T1">ˈı ̃́-ɾ ̃õ̀õ̥̀ ]</text:span></text:p>
          </table:table-cell>
          <table:table-cell office:value-type="string">
            <text:p>/jı ̃ı ̃́-ro/</text:p>
          </table:table-cell>
        </table:table-row>
        <table:table-row table:style-name="ro3">
          <table:table-cell office:value-type="string">
            <text:p>blood</text:p>
          </table:table-cell>
          <table:table-cell table:style-name="ce3" office:value-type="string">
            <text:p><text:span text:style-name="T1">[ ˈ</text:span><text:span text:style-name="T3">n</text:span><text:span text:style-name="T1">díìì ̥ ]</text:span></text:p>
          </table:table-cell>
          <table:table-cell office:value-type="string">
            <text:p>/díi/</text:p>
          </table:table-cell>
        </table:table-row>
        <table:table-row table:style-name="ro3">
          <table:table-cell office:value-type="string">
            <text:p>blow</text:p>
          </table:table-cell>
          <table:table-cell table:style-name="ce2" office:value-type="string">
            <text:p><text:span text:style-name="T1">[ v</text:span><text:span text:style-name="T2">̃ı ̃</text:span><text:span text:style-name="T1">ˈã́ḁ̃́phù-ɾɛ̀ɛ̥̀ ]</text:span></text:p>
          </table:table-cell>
          <table:table-cell office:value-type="string">
            <text:p>/wı ̃ã́pu-re/</text:p>
          </table:table-cell>
        </table:table-row>
        <table:table-row table:style-name="ro2">
          <table:table-cell office:value-type="string">
            <text:p>bone</text:p>
          </table:table-cell>
          <table:table-cell office:value-type="string">
            <text:p>[ ˈkhõ̀ˈã́ḁ̃́ ]</text:p>
          </table:table-cell>
          <table:table-cell office:value-type="string">
            <text:p>/kõã́/</text:p>
          </table:table-cell>
        </table:table-row>
        <table:table-row table:style-name="ro3">
          <table:table-cell office:value-type="string">
            <text:p>breathe</text:p>
          </table:table-cell>
          <table:table-cell table:style-name="ce4" office:value-type="string">
            <text:p><text:span text:style-name="T1">[ ˈjɛ́ɾ</text:span><text:span text:style-name="T4">i </text:span><text:span text:style-name="T1">̄nɛ̃̀-ɾ ̃ɛ̃̀ɛ̥̃̀ ]</text:span></text:p>
          </table:table-cell>
          <table:table-cell office:value-type="string">
            <text:p>/jéridẽ-rẽ/</text:p>
          </table:table-cell>
        </table:table-row>
        <table:table-row table:style-name="ro2">
          <table:table-cell office:value-type="string">
            <text:p>burn</text:p>
          </table:table-cell>
          <table:table-cell office:value-type="string">
            <text:p>[ ɨ ̃́ɨ ̃̀-ɾ ̃ɛ̃̀ɛ̥̃̀ ]</text:p>
          </table:table-cell>
          <table:table-cell office:value-type="string">
            <text:p>/ɨ ̃́ɨ ̃-rẽ/</text:p>
          </table:table-cell>
        </table:table-row>
        <table:table-row table:style-name="ro2">
          <table:table-cell office:value-type="string">
            <text:p>child</text:p>
          </table:table-cell>
          <table:table-cell office:value-type="string">
            <text:p>[ ṽı ̃̀ˈmã́-ŋɨ ̃̀ɨ ̥̃̀ ]</text:p>
          </table:table-cell>
          <table:table-cell office:value-type="string">
            <text:p>/wı ̃bã́-gɨ/̃</text:p>
          </table:table-cell>
        </table:table-row>
        <table:table-row table:style-name="ro2">
          <table:table-cell office:value-type="string">
            <text:p>cloud</text:p>
          </table:table-cell>
          <table:table-cell office:value-type="string">
            <text:p>[ ōō̥ˈkhóó̥ ˈbɨ ́ɾɨ ́áḁ́ ]</text:p>
          </table:table-cell>
          <table:table-cell office:value-type="string">
            <text:p>/okó bɨ ́rɨa/</text:p>
          </table:table-cell>
        </table:table-row>
        <table:table-row table:style-name="ro2">
          <table:table-cell office:value-type="string">
            <text:p>cold</text:p>
          </table:table-cell>
          <table:table-cell office:value-type="string">
            <text:p>[ dʒɨ ̄ɨ ̥̄ˈsɨ ́à-ɾɛ̀ɛ̥̀ ]</text:p>
          </table:table-cell>
          <table:table-cell office:value-type="string">
            <text:p>/jɨsɨ ́a-re/</text:p>
          </table:table-cell>
        </table:table-row>
        <table:table-row table:style-name="ro2">
          <table:table-cell office:value-type="string">
            <text:p>come</text:p>
          </table:table-cell>
          <table:table-cell office:value-type="string">
            <text:p>[ wāḁ̄thí-ɾɛ̀ɛ̥̀ ]</text:p>
          </table:table-cell>
          <table:table-cell office:value-type="string">
            <text:p>/watí-re/</text:p>
          </table:table-cell>
        </table:table-row>
        <table:table-row table:style-name="ro2">
          <table:table-cell office:value-type="string">
            <text:p>count</text:p>
          </table:table-cell>
          <table:table-cell office:value-type="string">
            <text:p>[ kɛˈ̄ ó-ɾɛ̀ɛ̥̀ ] [wɛ̄ˈdɛ-́ɾɛɛ̥̀̀]</text:p>
          </table:table-cell>
          <table:table-cell office:value-type="string">
            <text:p>/keó-re/ /wedé-re/</text:p>
          </table:table-cell>
        </table:table-row>
        <table:table-row table:style-name="ro3">
          <table:table-cell office:value-type="string">
            <text:p>cut</text:p>
          </table:table-cell>
          <table:table-cell table:style-name="ce4" office:value-type="string">
            <text:p><text:span text:style-name="T1">[v</text:span><text:span text:style-name="T4">i</text:span><text:span text:style-name="T1">d̄ɛɛ̄̄-̥ˈtháà-ɾɛ̀ɛ̥̀] [ˈpháát̥hà-ɾɛɛ̥̀̀]</text:span></text:p>
          </table:table-cell>
          <table:table-cell office:value-type="string">
            <text:p>/widetáa-re/ /páta-re/</text:p>
          </table:table-cell>
        </table:table-row>
        <table:table-row table:style-name="ro3">
          <table:table-cell office:value-type="string">
            <text:p>day</text:p>
          </table:table-cell>
          <table:table-cell table:style-name="ce3" office:value-type="string">
            <text:p><text:span text:style-name="T1">[ˈ</text:span><text:span text:style-name="T3">m</text:span><text:span text:style-name="T1">bɨ́ɺɛɛ̥̄̄kòò̥]</text:span></text:p>
          </table:table-cell>
          <table:table-cell table:style-name="Default" office:value-type="string">
            <text:p>/bɨ́ reko/</text:p>
          </table:table-cell>
        </table:table-row>
        <table:table-row table:style-name="ro3">
          <table:table-cell office:value-type="string">
            <text:p>die</text:p>
          </table:table-cell>
          <table:table-cell table:style-name="ce5" office:value-type="string">
            <text:p><text:span text:style-name="T1">[ </text:span><text:span text:style-name="T3">n</text:span><text:span text:style-name="T1">d</text:span><text:span text:style-name="T4">i </text:span><text:span text:style-name="T1">̄á-ɾɛ̀ɛ̥̀ ]</text:span></text:p>
          </table:table-cell>
          <table:table-cell office:value-type="string">
            <text:p>/diá-re/</text:p>
          </table:table-cell>
        </table:table-row>
        <table:table-row table:style-name="ro2">
          <table:table-cell office:value-type="string">
            <text:p>dig</text:p>
          </table:table-cell>
          <table:table-cell office:value-type="string">
            <text:p>[ khōˈá-ɾɛ́ɛ̥́ ]</text:p>
          </table:table-cell>
          <table:table-cell office:value-type="string">
            <text:p>/koá-re/</text:p>
          </table:table-cell>
        </table:table-row>
        <table:table-row table:style-name="ro3">
          <table:table-cell office:value-type="string">
            <text:p>dirty</text:p>
          </table:table-cell>
          <table:table-cell table:style-name="ce6" office:value-type="string">
            <text:p><text:span text:style-name="T1">[ </text:span><text:span text:style-name="T5">õ</text:span><text:span text:style-name="T2">̄ɛ̃ɾ ̃ıı</text:span><text:span text:style-name="T1">ˈphí-ɾòò̥ ]</text:span></text:p>
          </table:table-cell>
          <table:table-cell office:value-type="string">
            <text:p>/õẽrı ̃pí-ro/</text:p>
          </table:table-cell>
        </table:table-row>
        <table:table-row table:style-name="ro3">
          <table:table-cell office:value-type="string">
            <text:p>dog</text:p>
          </table:table-cell>
          <table:table-cell table:style-name="ce3" office:value-type="string">
            <text:p><text:span text:style-name="T1">[ ˈ</text:span><text:span text:style-name="T3">n</text:span><text:span text:style-name="T1">díājìì ̥]</text:span></text:p>
          </table:table-cell>
          <table:table-cell office:value-type="string">
            <text:p>/díaji/</text:p>
          </table:table-cell>
        </table:table-row>
        <table:table-row table:style-name="ro3">
          <table:table-cell office:value-type="string">
            <text:p>drink</text:p>
          </table:table-cell>
          <table:table-cell table:style-name="ce2" office:value-type="string">
            <text:p><text:span text:style-name="T1">[ s</text:span><text:span text:style-name="T2">ı ̃</text:span><text:span text:style-name="T1">ˈnı ̃́-ɾ ̃ɛ̃́ɛ̥̃́ ]</text:span></text:p>
          </table:table-cell>
          <table:table-cell office:value-type="string">
            <text:p>/sı ̃dı ̃́-rẽ/</text:p>
          </table:table-cell>
        </table:table-row>
        <table:table-row table:style-name="ro3">
          <table:table-cell office:value-type="string">
            <text:p>dry</text:p>
          </table:table-cell>
          <table:table-cell table:style-name="ce5" office:value-type="string">
            <text:p><text:span text:style-name="T1">[ </text:span><text:span text:style-name="T3">m</text:span><text:span text:style-name="T1">bōō̥ˈphóó̥-s</text:span><text:span text:style-name="T4">ã</text:span><text:span text:style-name="T1">̄</text:span><text:span text:style-name="T4">ã</text:span><text:span text:style-name="T1">̄-ɾ ̃õ̀õ̥̀ ]</text:span></text:p>
          </table:table-cell>
          <table:table-cell office:value-type="string">
            <text:p>/bopósãã-rõ/</text:p>
          </table:table-cell>
        </table:table-row>
        <table:table-row table:style-name="ro3">
          <table:table-cell office:value-type="string">
            <text:p>dull</text:p>
          </table:table-cell>
          <table:table-cell office:value-type="string">
            <text:p>[ ɨ ̄ɨ ̥̄sɛ̄-ˈjóāɛ̀-ɾòò̥ ]</text:p>
          </table:table-cell>
          <table:table-cell office:value-type="string">
            <text:p>/ɨsejóae-ro/</text:p>
          </table:table-cell>
        </table:table-row>
        <table:table-row table:style-name="ro3">
          <table:table-cell office:value-type="string">
            <text:p>dust</text:p>
          </table:table-cell>
          <table:table-cell table:style-name="ce5" office:value-type="string">
            <text:p><text:span text:style-name="T1">[ </text:span><text:span text:style-name="T3">n</text:span><text:span text:style-name="T1">d</text:span><text:span text:style-name="T4">īī</text:span><text:span text:style-name="T1">ˈ̥thá-vɛ̀ɛ̥̀thàḁ̀ ]</text:span></text:p>
          </table:table-cell>
          <table:table-cell office:value-type="string">
            <text:p>/ditá-weta/</text:p>
          </table:table-cell>
        </table:table-row>
        <table:table-row table:style-name="ro3">
          <table:table-cell office:value-type="string">
            <text:p>ear</text:p>
          </table:table-cell>
          <table:table-cell table:style-name="ce4" office:value-type="string">
            <text:p><text:span text:style-name="T1">[ khã̀m</text:span><text:span text:style-name="T4">ũ</text:span><text:span text:style-name="T1">̄</text:span><text:span text:style-name="T4">ũ</text:span><text:span text:style-name="T1">̥̄ˈphɛ́ɛ̄ɾòò̥ ]</text:span></text:p>
          </table:table-cell>
          <table:table-cell office:value-type="string">
            <text:p>/kãbũpéero/</text:p>
          </table:table-cell>
        </table:table-row>
        <table:table-row table:style-name="ro3">
          <table:table-cell office:value-type="string">
            <text:p>earth</text:p>
          </table:table-cell>
          <table:table-cell table:style-name="ce5" office:value-type="string">
            <text:p><text:span text:style-name="T1">[ </text:span><text:span text:style-name="T3">n</text:span><text:span text:style-name="T1">d</text:span><text:span text:style-name="T4">īī</text:span><text:span text:style-name="T1">ˈ̥tháḁ́ ]</text:span></text:p>
          </table:table-cell>
          <table:table-cell office:value-type="string">
            <text:p>/ditá/</text:p>
          </table:table-cell>
        </table:table-row>
        <table:table-row table:style-name="ro3">
          <table:table-cell office:value-type="string">
            <text:p>eat</text:p>
          </table:table-cell>
          <table:table-cell office:value-type="string">
            <text:p>[ dʒāˈá-ɾɛ̀ɛ̥̀ ]</text:p>
          </table:table-cell>
          <table:table-cell office:value-type="string">
            <text:p>/jaá-re/</text:p>
          </table:table-cell>
        </table:table-row>
        <table:table-row table:style-name="ro3">
          <table:table-cell office:value-type="string">
            <text:p>egg</text:p>
          </table:table-cell>
          <table:table-cell table:style-name="ce5" office:value-type="string">
            <text:p><text:span text:style-name="T1">[ ˈ</text:span><text:span text:style-name="T3">n</text:span><text:span text:style-name="T1">d</text:span><text:span text:style-name="T4">ī</text:span><text:span text:style-name="T1">ˈɛ́ɛ̥́ ]</text:span></text:p>
          </table:table-cell>
          <table:table-cell office:value-type="string">
            <text:p>/dié/</text:p>
          </table:table-cell>
        </table:table-row>
        <table:table-row table:style-name="ro3">
          <table:table-cell office:value-type="string">
            <text:p>eye</text:p>
          </table:table-cell>
          <table:table-cell office:value-type="string">
            <text:p>[ khāḁ̄ˈphɛ́ɛ̄ɛ̥̀ ]</text:p>
          </table:table-cell>
          <table:table-cell office:value-type="string">
            <text:p>/kapée/</text:p>
          </table:table-cell>
        </table:table-row>
        <table:table-row table:style-name="ro3">
          <table:table-cell office:value-type="string">
            <text:p>fall</text:p>
          </table:table-cell>
          <table:table-cell table:style-name="ce4" office:value-type="string">
            <text:p><text:span text:style-name="T1">[ ɲ</text:span><text:span text:style-name="T4">ã</text:span><text:span text:style-name="T1">̄ˈ</text:span><text:span text:style-name="T4">ã</text:span><text:span text:style-name="T1">́-ɾ ̃ɛ̃̀ɛ̥̃̀ ]</text:span></text:p>
          </table:table-cell>
          <table:table-cell office:value-type="string">
            <text:p>/jãã́-rẽ/</text:p>
          </table:table-cell>
        </table:table-row>
        <table:table-row table:style-name="ro2">
          <table:table-cell office:value-type="string">
            <text:p>far</text:p>
          </table:table-cell>
          <table:table-cell office:value-type="string">
            <text:p>[ ˈjóā-ɾòò̥ ]</text:p>
          </table:table-cell>
          <table:table-cell office:value-type="string">
            <text:p>/jóa-ro/</text:p>
          </table:table-cell>
        </table:table-row>
        <table:table-row table:style-name="ro2">
          <table:table-cell office:value-type="string">
            <text:p>fat</text:p>
          </table:table-cell>
          <table:table-cell office:value-type="string">
            <text:p>[ ɨ ̄ɨ ̥̄ˈsɛ́ɛ̀ɛ̥̀ ]</text:p>
          </table:table-cell>
          <table:table-cell office:value-type="string">
            <text:p>/ɨsée/</text:p>
          </table:table-cell>
        </table:table-row>
        <table:table-row table:style-name="ro2">
          <table:table-cell office:value-type="string">
            <text:p>father</text:p>
          </table:table-cell>
          <table:table-cell office:value-type="string">
            <text:p>[ phàḁ̀ˈkhɨ ́ɨ ́ ]</text:p>
          </table:table-cell>
          <table:table-cell office:value-type="string">
            <text:p>/pakɨ/́</text:p>
          </table:table-cell>
        </table:table-row>
        <table:table-row table:style-name="ro2">
          <table:table-cell office:value-type="string">
            <text:p>fear</text:p>
          </table:table-cell>
          <table:table-cell office:value-type="string">
            <text:p>[ khūˈí-ɾɛ̀ɛ̥̀ ]</text:p>
          </table:table-cell>
          <table:table-cell office:value-type="string">
            <text:p>/kui-re/</text:p>
          </table:table-cell>
        </table:table-row>
        <table:table-row table:style-name="ro3">
          <table:table-cell office:value-type="string">
            <text:p>feather</text:p>
          </table:table-cell>
          <table:table-cell office:value-type="string">
            <text:p>[ ˈphóàḁ̀ ]</text:p>
          </table:table-cell>
          <table:table-cell office:value-type="string">
            <text:p>/póa/</text:p>
          </table:table-cell>
        </table:table-row>
        <table:table-row table:style-name="ro3">
          <table:table-cell office:value-type="string">
            <text:p>few</text:p>
          </table:table-cell>
          <table:table-cell table:style-name="ce3" office:value-type="string">
            <text:p><text:span text:style-name="T1">[ ˈphɛ</text:span><text:span text:style-name="T6">̃́ɛ̃</text:span><text:span text:style-name="T1">̄-ɾ ̃ɛ̃̀-ŋã̀ḁ̃̀ ]</text:span></text:p>
          </table:table-cell>
          <table:table-cell office:value-type="string">
            <text:p>/pẽ́ẽ-rẽ-gã/</text:p>
          </table:table-cell>
        </table:table-row>
        <table:table-row table:style-name="ro3">
          <table:table-cell office:value-type="string">
            <text:p>fight</text:p>
          </table:table-cell>
          <table:table-cell table:style-name="ce5" office:value-type="string">
            <text:p><text:span text:style-name="T1">[k</text:span><text:span text:style-name="T4">ã</text:span><text:span text:style-name="T6">m</text:span><text:span text:style-name="T1">̄ </text:span><text:span text:style-name="T6">ɛ̃</text:span><text:span text:style-name="T1">̄</text:span><text:span text:style-name="T6">ɛ̃</text:span><text:span text:style-name="T1">̄</text:span><text:span text:style-name="T6">̥ˈ</text:span><text:span text:style-name="T1">páà-ɾɛ̀ɛ̥̀]</text:span></text:p>
          </table:table-cell>
          <table:table-cell office:value-type="string">
            <text:p>/kãbẽpáa-re/</text:p>
          </table:table-cell>
        </table:table-row>
        <table:table-row table:style-name="ro2">
          <table:table-cell office:value-type="string">
            <text:p>fire</text:p>
          </table:table-cell>
          <table:table-cell office:value-type="string">
            <text:p>[ phɛ̄ɛ̥̄ˈkhã́-mɛ̃̀ɛ̥̃̀ ]</text:p>
          </table:table-cell>
          <table:table-cell office:value-type="string">
            <text:p>/pekã́-bẽ/</text:p>
          </table:table-cell>
        </table:table-row>
        <table:table-row table:style-name="ro2">
          <table:table-cell office:value-type="string">
            <text:p>fish</text:p>
          </table:table-cell>
          <table:table-cell office:value-type="string">
            <text:p>[ wāˈíí ̥ ]</text:p>
          </table:table-cell>
          <table:table-cell office:value-type="string">
            <text:p>/waí/</text:p>
          </table:table-cell>
        </table:table-row>
        <table:table-row table:style-name="ro3">
          <table:table-cell office:value-type="string">
            <text:p>five</text:p>
          </table:table-cell>
          <table:table-cell table:style-name="ce4" office:value-type="string">
            <text:p><text:span text:style-name="T1">[</text:span><text:span text:style-name="T4">ĩ </text:span><text:span text:style-name="T1">̄</text:span><text:span text:style-name="T4">ĩ </text:span><text:span text:style-name="T1">̥̄ˈkhã́-w̃ã́m</text:span><text:span text:style-name="T4">õ</text:span><text:span text:style-name="T1">̄</text:span><text:span text:style-name="T4">õ</text:span><text:span text:style-name="T1">̥̄</text:span><text:span text:style-name="T4">-p</text:span><text:span text:style-name="T1">hɨ ̄ɨ ̥̄</text:span><text:span text:style-name="T4">k </text:span><text:span text:style-name="T1">ɨ̀ɲɛ̃̀ɾ ̃õ̀õ̥̀ ]</text:span></text:p>
          </table:table-cell>
          <table:table-cell office:value-type="string">
            <text:p>/ ĩkã́-wãbõ-pɨkɨjẽrõ/</text:p>
          </table:table-cell>
        </table:table-row>
        <table:table-row table:style-name="ro2">
          <table:table-cell office:value-type="string">
            <text:p>float</text:p>
          </table:table-cell>
          <table:table-cell office:value-type="string">
            <text:p>[ ˈpháḁ́sáá-ɾɛ́ɛ̥́ ]</text:p>
          </table:table-cell>
          <table:table-cell office:value-type="string">
            <text:p>/pásaa-re/</text:p>
          </table:table-cell>
        </table:table-row>
        <table:table-row table:style-name="ro2">
          <table:table-cell office:value-type="string">
            <text:p>flow</text:p>
          </table:table-cell>
          <table:table-cell office:value-type="string">
            <text:p>[ jūū̥ˈthí-ɾɛ̀ɛ̥̀ ]</text:p>
          </table:table-cell>
          <table:table-cell office:value-type="string">
            <text:p>/jutí-re/</text:p>
          </table:table-cell>
        </table:table-row>
        <table:table-row table:style-name="ro2">
          <table:table-cell office:value-type="string">
            <text:p>flower</text:p>
          </table:table-cell>
          <table:table-cell office:value-type="string">
            <text:p>[ ˈkhóóó̥ ]</text:p>
          </table:table-cell>
          <table:table-cell office:value-type="string">
            <text:p>/kóo/</text:p>
          </table:table-cell>
        </table:table-row>
        <table:table-row table:style-name="ro2">
          <table:table-cell office:value-type="string">
            <text:p>fly</text:p>
          </table:table-cell>
          <table:table-cell office:value-type="string">
            <text:p>[ ˈvɨ ́ɨ ́-ɾɛ́ɛ̥́ ]</text:p>
          </table:table-cell>
          <table:table-cell office:value-type="string">
            <text:p>/wɨ ́ɨ-re/</text:p>
          </table:table-cell>
        </table:table-row>
        <table:table-row table:style-name="ro3">
          <table:table-cell office:value-type="string">
            <text:p>fog</text:p>
          </table:table-cell>
          <table:table-cell table:style-name="ce3" office:value-type="string">
            <text:p><text:span text:style-name="T1">[ˈɨḿ̃ ɨɨ́̃ ̥̃́ ˈ</text:span><text:span text:style-name="T3">m</text:span><text:span text:style-name="T1">bɨɾ́ɨ́ɾíí̥]</text:span></text:p>
          </table:table-cell>
          <table:table-cell office:value-type="string">
            <text:p>/ɨ́̃bɨ̃bɨ́rɨ̀ri/</text:p>
          </table:table-cell>
        </table:table-row>
        <table:table-row table:style-name="ro3">
          <table:table-cell office:value-type="string">
            <text:p>foot</text:p>
          </table:table-cell>
          <table:table-cell table:style-name="ce3" office:value-type="string">
            <text:p><text:span text:style-name="T1">[</text:span><text:span text:style-name="T3">n</text:span><text:span text:style-name="T1">dɨ̄ɨ̥̄ˈphóó̥]</text:span></text:p>
          </table:table-cell>
          <table:table-cell table:style-name="Default" office:value-type="string">
            <text:p>/dɨpó/</text:p>
          </table:table-cell>
        </table:table-row>
        <table:table-row table:style-name="ro3">
          <table:table-cell office:value-type="string">
            <text:p>four</text:p>
          </table:table-cell>
          <table:table-cell table:style-name="ce5" office:value-type="string">
            <text:p><text:span text:style-name="T1">[ </text:span><text:span text:style-name="T3">m</text:span><text:span text:style-name="T1">bāḁ̄ˈphúb</text:span><text:span text:style-name="T4">īī </text:span><text:span text:style-name="T1">̥sàɾòò̥ ]</text:span></text:p>
          </table:table-cell>
          <table:table-cell office:value-type="string">
            <text:p>/bapúbisaro/</text:p>
          </table:table-cell>
        </table:table-row>
        <table:table-row table:style-name="ro2">
          <table:table-cell office:value-type="string">
            <text:p>freeze</text:p>
          </table:table-cell>
          <table:table-cell office:value-type="string">
            <text:p>[ jɨ ̄ɨ ̥̄ˈsɨ ́à-ɾɛ̀ɛ̥̀ ]</text:p>
          </table:table-cell>
          <table:table-cell office:value-type="string">
            <text:p>[ jɨsɨ ́a-re ]</text:p>
          </table:table-cell>
        </table:table-row>
        <table:table-row table:style-name="ro3">
          <table:table-cell office:value-type="string">
            <text:p>fruit</text:p>
          </table:table-cell>
          <table:table-cell table:style-name="ce5" office:value-type="string">
            <text:p><text:span text:style-name="T1">[ </text:span><text:span text:style-name="T3">n</text:span><text:span text:style-name="T1">d</text:span><text:span text:style-name="T4">īī</text:span><text:span text:style-name="T1">ˈ̥kháàḁ̀ ]</text:span></text:p>
          </table:table-cell>
          <table:table-cell office:value-type="string">
            <text:p>/dikáa/</text:p>
          </table:table-cell>
        </table:table-row>
        <table:table-row table:style-name="ro3">
          <table:table-cell office:value-type="string">
            <text:p>give</text:p>
          </table:table-cell>
          <table:table-cell table:style-name="ce4" office:value-type="string">
            <text:p><text:span text:style-name="T1">[ n</text:span><text:span text:style-name="T4">ĩ </text:span><text:span text:style-name="T1">̄ˈ</text:span><text:span text:style-name="T4">n</text:span><text:span text:style-name="T1">ĩ ́</text:span><text:span text:style-name="T4">-</text:span><text:span text:style-name="T1">ɾ ̃ɛ̃̀ɛ̥̃̀ </text:span><text:span text:style-name="T4">]</text:span></text:p>
          </table:table-cell>
          <table:table-cell office:value-type="string">
            <text:p>/dɨ ̃dĩ-́rẽ/</text:p>
          </table:table-cell>
        </table:table-row>
        <table:table-row table:style-name="ro3">
          <table:table-cell office:value-type="string">
            <text:p>good</text:p>
          </table:table-cell>
          <table:table-cell table:style-name="ce4" office:value-type="string">
            <text:p><text:span text:style-name="T1">[ ɲ</text:span><text:span text:style-name="T4">ũ</text:span><text:span text:style-name="T1">̄ˈṹ-ɾɛ̃̀ɛ̥̃̀ ]</text:span></text:p>
          </table:table-cell>
          <table:table-cell office:value-type="string">
            <text:p>/jũṹ-rẽ/</text:p>
          </table:table-cell>
        </table:table-row>
        <table:table-row table:style-name="ro2">
          <table:table-cell office:value-type="string">
            <text:p>grass</text:p>
          </table:table-cell>
          <table:table-cell office:value-type="string">
            <text:p>[ ˈtháàḁ̀ ]</text:p>
          </table:table-cell>
          <table:table-cell office:value-type="string">
            <text:p>/táa/</text:p>
          </table:table-cell>
        </table:table-row>
        <table:table-row table:style-name="ro3">
          <table:table-cell office:value-type="string">
            <text:p>green</text:p>
          </table:table-cell>
          <table:table-cell table:style-name="ce4" office:value-type="string">
            <text:p><text:span text:style-name="T1">[ s</text:span><text:span text:style-name="T4">ĩ </text:span><text:span text:style-name="T1">̄ˈ</text:span><text:span text:style-name="T4">m</text:span><text:span text:style-name="T1">ɛ̃́</text:span><text:span text:style-name="T4">-</text:span><text:span text:style-name="T1">ɾ ̃õ̀õ̥ ]</text:span></text:p>
          </table:table-cell>
          <table:table-cell office:value-type="string">
            <text:p>/sɨ ̃bẽ́-rõ/</text:p>
          </table:table-cell>
        </table:table-row>
        <table:table-row table:style-name="ro2">
          <table:table-cell office:value-type="string">
            <text:p>gut</text:p>
          </table:table-cell>
          <table:table-cell office:value-type="string">
            <text:p>[ khɨ ̄ɨ ̥̄ˈthã́-mĩ̀ĩ̀ ̥sĩ̀ĩ̀ ̥ ]</text:p>
          </table:table-cell>
          <table:table-cell office:value-type="string">
            <text:p>/kɨtã́-bĩsĩ/</text:p>
          </table:table-cell>
        </table:table-row>
        <table:table-row table:style-name="ro2">
          <table:table-cell office:value-type="string">
            <text:p>hair</text:p>
          </table:table-cell>
          <table:table-cell office:value-type="string">
            <text:p>[ ˈphóā-ɾìì ̥ ]</text:p>
          </table:table-cell>
          <table:table-cell office:value-type="string">
            <text:p>/póa-ri/</text:p>
          </table:table-cell>
        </table:table-row>
        <table:table-row table:style-name="ro2">
          <table:table-cell office:value-type="string">
            <text:p>hand</text:p>
          </table:table-cell>
          <table:table-cell office:value-type="string">
            <text:p>[ ˈw̃ã́mṍṍ̥ ]</text:p>
          </table:table-cell>
          <table:table-cell office:value-type="string">
            <text:p>/wã́bõ/</text:p>
          </table:table-cell>
        </table:table-row>
        <table:table-row table:style-name="ro2">
          <table:table-cell office:value-type="string">
            <text:p>him</text:p>
          </table:table-cell>
          <table:table-cell office:value-type="string">
            <text:p>[ ˈkhɨ ̃́ɨ ̃̀ɨ ̥̃̀ ]</text:p>
          </table:table-cell>
          <table:table-cell office:value-type="string">
            <text:p>/kɨ ̃́ɨ/̃</text:p>
          </table:table-cell>
        </table:table-row>
        <table:table-row table:style-name="ro3">
          <table:table-cell office:value-type="string">
            <text:p>head</text:p>
          </table:table-cell>
          <table:table-cell table:style-name="ce3" office:value-type="string">
            <text:p><text:span text:style-name="T1">[ ˈ</text:span><text:span text:style-name="T3">n</text:span><text:span text:style-name="T1">dɨ ́ɨ ̥́phówɨ ́ɨ ̥́ ]</text:span></text:p>
          </table:table-cell>
          <table:table-cell office:value-type="string">
            <text:p>/dɨ ́powɨ/</text:p>
          </table:table-cell>
        </table:table-row>
        <table:table-row table:style-name="ro2">
          <table:table-cell office:value-type="string">
            <text:p>hear</text:p>
          </table:table-cell>
          <table:table-cell office:value-type="string">
            <text:p>[ thɨ ̄ˈó-ɾɛ́ɛ̥́ ]</text:p>
          </table:table-cell>
          <table:table-cell office:value-type="string">
            <text:p>/tɨó-re/</text:p>
          </table:table-cell>
        </table:table-row>
        <table:table-row table:style-name="ro2">
          <table:table-cell office:value-type="string">
            <text:p>heart</text:p>
          </table:table-cell>
          <table:table-cell office:value-type="string">
            <text:p>[ ˈjɛ́ɾíí ̥phũ̀nã̀ḁ̃̀ ]</text:p>
          </table:table-cell>
          <table:table-cell office:value-type="string">
            <text:p>/jéripũdã/</text:p>
          </table:table-cell>
        </table:table-row>
        <table:table-row table:style-name="ro3">
          <table:table-cell office:value-type="string">
            <text:p>heavy</text:p>
          </table:table-cell>
          <table:table-cell table:style-name="ce4" office:value-type="string">
            <text:p><text:span text:style-name="T1">[ n</text:span><text:span text:style-name="T4">ĩ </text:span><text:span text:style-name="T1">̄</text:span><text:span text:style-name="T4">ĩ </text:span><text:span text:style-name="T1">̥̄ˈkhɨ ̃́-ɾ ̃ɛ̃̀ɛ̥̃̀ ]</text:span></text:p>
          </table:table-cell>
          <table:table-cell office:value-type="string">
            <text:p>/dɨ ̃kɨ ̃́-rẽ/</text:p>
          </table:table-cell>
        </table:table-row>
        <table:table-row table:style-name="ro2">
          <table:table-cell office:value-type="string">
            <text:p>here</text:p>
          </table:table-cell>
          <table:table-cell office:value-type="string">
            <text:p>[ ã̀ˈnṍṍ̥ ]</text:p>
          </table:table-cell>
          <table:table-cell office:value-type="string">
            <text:p>/ãdṍ/</text:p>
          </table:table-cell>
        </table:table-row>
        <table:table-row table:style-name="ro2">
          <table:table-cell office:value-type="string">
            <text:p>hit</text:p>
          </table:table-cell>
          <table:table-cell office:value-type="string">
            <text:p>[ ˈpháà-rɛ̀ɛ̥̀ ]</text:p>
          </table:table-cell>
          <table:table-cell office:value-type="string">
            <text:p>/páa-re/</text:p>
          </table:table-cell>
        </table:table-row>
        <table:table-row table:style-name="ro2">
          <table:table-cell office:value-type="string">
            <text:p>hold</text:p>
          </table:table-cell>
          <table:table-cell office:value-type="string">
            <text:p>[ ˈkhɨ ́ó-ɾɛ́ɛ̥́ ]</text:p>
          </table:table-cell>
          <table:table-cell office:value-type="string">
            <text:p>/kɨ ́o-re/</text:p>
          </table:table-cell>
        </table:table-row>
        <table:table-row table:style-name="ro3">
          <table:table-cell office:value-type="string">
            <text:p>how?</text:p>
          </table:table-cell>
          <table:table-cell table:style-name="ce3" office:value-type="string">
            <text:p><text:span text:style-name="T1">[ </text:span><text:span text:style-name="T3">n</text:span><text:span text:style-name="T1">dāˈíɾòò̥ ]</text:span></text:p>
          </table:table-cell>
          <table:table-cell office:value-type="string">
            <text:p>/daíro/</text:p>
          </table:table-cell>
        </table:table-row>
        <table:table-row table:style-name="ro2">
          <table:table-cell office:value-type="string">
            <text:p>hunt</text:p>
          </table:table-cell>
          <table:table-cell table:style-name="ce4" office:value-type="string">
            <text:p>[wāˈíbɨ̀ɨ̥̀kɨ̀ɾàḁ̀ sĩ̄ˈã́-ɾɛ̃̀ɛ̥̃̀] </text:p>
          </table:table-cell>
          <table:table-cell table:style-name="ce9" office:value-type="string">
            <text:p><text:s/>/waíbɨkɨra sĩã́-rẽ/</text:p>
          </table:table-cell>
        </table:table-row>
        <table:table-row table:style-name="ro3">
          <table:table-cell office:value-type="string">
            <text:p>husband</text:p>
          </table:table-cell>
          <table:table-cell table:style-name="ce4" office:value-type="string">
            <text:p><text:span text:style-name="T1">[ m</text:span><text:span text:style-name="T4">ã</text:span><text:span text:style-name="T1">̄ˈnɨ ́̃ɨ ̃̀ɨ ̥̃̀ ]</text:span></text:p>
          </table:table-cell>
          <table:table-cell office:value-type="string">
            <text:p>/bãdɨ ̃́ɨ ̃/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[ dʒɨ ̄ˈɨ ́ɨ ̥́ ]</text:p>
          </table:table-cell>
          <table:table-cell office:value-type="string">
            <text:p>/jɨɨ/́</text:p>
          </table:table-cell>
        </table:table-row>
        <table:table-row table:style-name="ro2">
          <table:table-cell office:value-type="string">
            <text:p>ice</text:p>
          </table:table-cell>
          <table:table-cell office:value-type="string">
            <text:p>[ jɨ ̄ɨ ̥̄ˈsɨ ́ā-ɾìì ̥-pɛ̀ɛ̥̀ ]</text:p>
          </table:table-cell>
          <table:table-cell office:value-type="string">
            <text:p>/jɨsɨ ́a-ri-pe/</text:p>
          </table:table-cell>
        </table:table-row>
        <table:table-row table:style-name="ro2">
          <table:table-cell office:value-type="string">
            <text:p>if (cond)</text:p>
          </table:table-cell>
          <table:table-cell office:value-type="string">
            <text:p>[ -ɲɛ̃́ɾ ̃õ̀õ̥̀khã̀ḁ̃̀ ]</text:p>
          </table:table-cell>
          <table:table-cell office:value-type="string">
            <text:p>/-jẽ́rõkã/</text:p>
          </table:table-cell>
        </table:table-row>
        <table:table-row table:style-name="ro2">
          <table:table-cell office:value-type="string">
            <text:p>in</text:p>
          </table:table-cell>
          <table:table-cell office:value-type="string">
            <text:p>[ -pɨ ]</text:p>
          </table:table-cell>
          <table:table-cell office:value-type="string">
            <text:p>/-pɨ/</text:p>
          </table:table-cell>
        </table:table-row>
        <table:table-row table:style-name="ro4">
          <table:table-cell office:value-type="string">
            <text:p>kill</text:p>
          </table:table-cell>
          <table:table-cell table:style-name="ce5" office:value-type="string">
            <text:p><text:span text:style-name="T1">[ s</text:span><text:span text:style-name="T4">ĩ </text:span><text:span text:style-name="T7">̄</text:span><text:span text:style-name="T1">ˈã́-ɾ ̃ɛ̃́ɛ̥̃́ ]</text:span></text:p>
          </table:table-cell>
          <table:table-cell table:style-name="ce4" office:value-type="string">
            <text:p><text:span text:style-name="T1">/s</text:span><text:span text:style-name="T4">ī</text:span><text:span text:style-name="T1">ã́-rẽ/</text:span></text:p>
          </table:table-cell>
        </table:table-row>
        <table:table-row table:style-name="ro3">
          <table:table-cell office:value-type="string">
            <text:p>know</text:p>
          </table:table-cell>
          <table:table-cell table:style-name="ce4" office:value-type="string">
            <text:p><text:span text:style-name="T1">[ m</text:span><text:span text:style-name="T4">ã</text:span><text:span text:style-name="T1">̄</text:span><text:span text:style-name="T4">ã</text:span><text:span text:style-name="T1">̥̥̄ˈsĩ ́-ɾ ̃ε̃̀ɛ̃ ]</text:span></text:p>
          </table:table-cell>
          <table:table-cell office:value-type="string">
            <text:p>/ bāsĩ ́-rẽ/</text:p>
          </table:table-cell>
        </table:table-row>
        <table:table-row table:style-name="ro3">
          <table:table-cell office:value-type="string">
            <text:p>lake</text:p>
          </table:table-cell>
          <table:table-cell table:style-name="ce5" office:value-type="string">
            <text:p><text:span text:style-name="T1">[ </text:span><text:span text:style-name="T4">ĩ </text:span><text:span text:style-name="T1">̄</text:span><text:span text:style-name="T4">ĩ </text:span><text:span text:style-name="T1">̄ˈ̥ </text:span><text:span text:style-name="T4">t</text:span><text:span text:style-name="T1">h</text:span><text:span text:style-name="T4">ã</text:span><text:span text:style-name="T1">́</text:span><text:span text:style-name="T8">m</text:span><text:span text:style-name="T4">b</text:span><text:span text:style-name="T1">ɨ ̄ɨ ̥̄kɨ̀ɨ̀ t̥ hàɾàḁ̀ ]</text:span></text:p>
          </table:table-cell>
          <table:table-cell office:value-type="string">
            <text:p>/ɨ ̃tã́bɨkɨtara/</text:p>
          </table:table-cell>
        </table:table-row>
        <table:table-row table:style-name="ro2">
          <table:table-cell office:value-type="string">
            <text:p>laugh</text:p>
          </table:table-cell>
          <table:table-cell office:value-type="string">
            <text:p>[ b̥ūˈí-ɾɛ̀ɛ̥̀ ]</text:p>
          </table:table-cell>
          <table:table-cell office:value-type="string">
            <text:p>/buí-re/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string">
            <text:p>[ ˈphṹuũ̀ ̥̃̀ ]</text:p>
          </table:table-cell>
          <table:table-cell office:value-type="string">
            <text:p>/pṹũ/</text:p>
          </table:table-cell>
        </table:table-row>
        <table:table-row table:style-name="ro3">
          <table:table-cell office:value-type="string">
            <text:p>left</text:p>
          </table:table-cell>
          <table:table-cell table:style-name="ce4" office:value-type="string">
            <text:p><text:span text:style-name="T1">[ aḁˈkṹn</text:span><text:span text:style-name="T4">ĩ </text:span><text:span text:style-name="T1">̄ã̀ḁ̃̀pɛ̃̀ɛ̥̃̀ ]</text:span></text:p>
          </table:table-cell>
          <table:table-cell office:value-type="string">
            <text:p>/akṹdɨ ̃ãpe/</text:p>
          </table:table-cell>
        </table:table-row>
        <table:table-row table:style-name="ro3">
          <table:table-cell office:value-type="string">
            <text:p>leg</text:p>
          </table:table-cell>
          <table:table-cell table:style-name="ce4" office:value-type="string">
            <text:p><text:span text:style-name="T1">[ ɲ</text:span><text:span text:style-name="T4">ĩ </text:span><text:span text:style-name="T1">̄</text:span><text:span text:style-name="T4">ĩ </text:span><text:span text:style-name="T1">̥̄ˈkhã́ã̀ḁ̃̀ ]</text:span></text:p>
          </table:table-cell>
          <table:table-cell office:value-type="string">
            <text:p>/ jɨ ̃kã́ã/</text:p>
          </table:table-cell>
        </table:table-row>
        <table:table-row table:style-name="ro3">
          <table:table-cell office:value-type="string">
            <text:p>lie down in bed / in hammock</text:p>
          </table:table-cell>
          <table:table-cell table:style-name="ce4" office:value-type="string">
            <text:p><text:span text:style-name="T1">[ kh</text:span><text:span text:style-name="T4">õ</text:span><text:span text:style-name="T1">̄ˈã́-ɾ ̃ɛ̃́ɛ̥̃́ ] [joō̥̄ˈsá-ɾɛɛ̥̀̃̃̀]</text:span></text:p>
          </table:table-cell>
          <table:table-cell office:value-type="string">
            <text:p>/koã̄ -́ rẽ/ /josá-re/</text:p>
          </table:table-cell>
        </table:table-row>
        <table:table-row table:style-name="ro2">
          <table:table-cell office:value-type="string">
            <text:p>live</text:p>
          </table:table-cell>
          <table:table-cell office:value-type="string">
            <text:p>[ khāḁ̄ˈthí-ɾɛ̃̀ɛ̥̃̀ ]</text:p>
          </table:table-cell>
          <table:table-cell office:value-type="string">
            <text:p>/katí-re/</text:p>
          </table:table-cell>
        </table:table-row>
        <table:table-row table:style-name="ro3">
          <table:table-cell office:value-type="string">
            <text:p>liver</text:p>
          </table:table-cell>
          <table:table-cell table:style-name="ce3" office:value-type="string">
            <text:p><text:span text:style-name="T1">[ ɲ</text:span><text:span text:style-name="T6">ɛ̃</text:span><text:span text:style-name="T1">̄m</text:span><text:span text:style-name="T6">ɛ̃</text:span><text:span text:style-name="T1">̄</text:span><text:span text:style-name="T6">ɛˈ</text:span><text:span text:style-name="T1">̥̄t</text:span><text:span text:style-name="T6">̃ </text:span><text:span text:style-name="T1">úú̥tìì ̥]</text:span></text:p>
          </table:table-cell>
          <table:table-cell office:value-type="string">
            <text:p>/jẽbẽtúti/</text:p>
          </table:table-cell>
        </table:table-row>
        <table:table-row table:style-name="ro2">
          <table:table-cell office:value-type="string">
            <text:p>long</text:p>
          </table:table-cell>
          <table:table-cell office:value-type="string">
            <text:p>[ ˈdʒóà-ɾòò̥ ]</text:p>
          </table:table-cell>
          <table:table-cell office:value-type="string">
            <text:p>/jóa-ro/</text:p>
          </table:table-cell>
        </table:table-row>
        <table:table-row table:style-name="ro2">
          <table:table-cell office:value-type="string">
            <text:p>lice</text:p>
          </table:table-cell>
          <table:table-cell office:value-type="string">
            <text:p>[ ˈkhíā-wɨ̀ɨ̀ ̥]</text:p>
          </table:table-cell>
          <table:table-cell office:value-type="string">
            <text:p>/kía-wɨ/</text:p>
          </table:table-cell>
        </table:table-row>
        <table:table-row table:style-name="ro2">
          <table:table-cell office:value-type="string">
            <text:p>man</text:p>
          </table:table-cell>
          <table:table-cell office:value-type="string">
            <text:p>[ ˈɨ̃́mɨ́̃ɨ̥̃́ ]</text:p>
          </table:table-cell>
          <table:table-cell office:value-type="string">
            <text:p>/ɨ ̃́bɨ ̃/</text:p>
          </table:table-cell>
        </table:table-row>
        <table:table-row table:style-name="ro2">
          <table:table-cell office:value-type="string">
            <text:p>many</text:p>
          </table:table-cell>
          <table:table-cell office:value-type="string">
            <text:p>[ ˈpháhɨ ́ɨ ̥́ ] [ ˈpháhɛ́ɛ̥́ ]</text:p>
          </table:table-cell>
          <table:table-cell office:value-type="string">
            <text:p>/páhɨ/ /páhe/</text:p>
          </table:table-cell>
        </table:table-row>
        <table:table-row table:style-name="ro3">
          <table:table-cell office:value-type="string">
            <text:p>meat</text:p>
          </table:table-cell>
          <table:table-cell table:style-name="ce5" office:value-type="string">
            <text:p><text:span text:style-name="T1">[ </text:span><text:span text:style-name="T3">n</text:span><text:span text:style-name="T1">d</text:span><text:span text:style-name="T4">ī</text:span><text:span text:style-name="T1">ˈíí ̥ ]</text:span></text:p>
          </table:table-cell>
          <table:table-cell office:value-type="string">
            <text:p>/dií/</text:p>
          </table:table-cell>
        </table:table-row>
        <table:table-row table:style-name="ro2">
          <table:table-cell office:value-type="string">
            <text:p>mother</text:p>
          </table:table-cell>
          <table:table-cell office:value-type="string">
            <text:p>[ phàḁ̀ˈkhóó̥ ]</text:p>
          </table:table-cell>
          <table:table-cell office:value-type="string">
            <text:p>/pakó/</text:p>
          </table:table-cell>
        </table:table-row>
        <table:table-row table:style-name="ro3">
          <table:table-cell office:value-type="string">
            <text:p>mountain</text:p>
          </table:table-cell>
          <table:table-cell table:style-name="ce3" office:value-type="string">
            <text:p><text:span text:style-name="T1">[ </text:span><text:span text:style-name="T3">m</text:span><text:span text:style-name="T1">būūˈɾóó̥ ]</text:span></text:p>
          </table:table-cell>
          <table:table-cell office:value-type="string">
            <text:p>/buuró/</text:p>
          </table:table-cell>
        </table:table-row>
        <table:table-row table:style-name="ro4">
          <table:table-cell office:value-type="string">
            <text:p>mouth</text:p>
          </table:table-cell>
          <table:table-cell table:style-name="ce3" office:value-type="string">
            <text:p><text:span text:style-name="T1">[ ɨ ɨ</text:span><text:span text:style-name="T7">̄ </text:span><text:span text:style-name="T1">ˈ̥̄ sɛ́-ɾóó̥ ]</text:span></text:p>
          </table:table-cell>
          <table:table-cell office:value-type="string">
            <text:p>/ɨse-ro/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[ ˈw̄ã́mɛ́̃ɛ̥̃́ ]</text:p>
          </table:table-cell>
          <table:table-cell office:value-type="string">
            <text:p>/wã́bẽ/</text:p>
          </table:table-cell>
        </table:table-row>
        <table:table-row table:style-name="ro2">
          <table:table-cell office:value-type="string">
            <text:p>narrow</text:p>
          </table:table-cell>
          <table:table-cell office:value-type="string">
            <text:p>[ ɛ̄ɛ̥̄sāˈɛ́-ɾòò̥ ]</text:p>
          </table:table-cell>
          <table:table-cell office:value-type="string">
            <text:p>/esaé-ro/</text:p>
          </table:table-cell>
        </table:table-row>
        <table:table-row table:style-name="ro2">
          <table:table-cell office:value-type="string">
            <text:p>near</text:p>
          </table:table-cell>
          <table:table-cell office:value-type="string">
            <text:p>[ pɨ ̄ɨ ̥̄ˈthṍ-ŋã̀ḁ̃̀ ]</text:p>
          </table:table-cell>
          <table:table-cell office:value-type="string">
            <text:p>/pɨtṍgã/,</text:p>
          </table:table-cell>
        </table:table-row>
        <table:table-row table:style-name="ro3">
          <table:table-cell office:value-type="string">
            <text:p>neck</text:p>
          </table:table-cell>
          <table:table-cell table:style-name="ce4" office:value-type="string">
            <text:p><text:span text:style-name="T1">[ w̄</text:span><text:span text:style-name="T4">ã</text:span><text:span text:style-name="T1">̄ˈmɨ ̄ã̀ḁ̃̀ ]</text:span></text:p>
          </table:table-cell>
          <table:table-cell office:value-type="string">
            <text:p>/wãbɨ ̃́ã/</text:p>
          </table:table-cell>
        </table:table-row>
        <table:table-row table:style-name="ro2">
          <table:table-cell office:value-type="string">
            <text:p>new</text:p>
          </table:table-cell>
          <table:table-cell office:value-type="string">
            <text:p>[ ˈmã́mã́-ɾ ̃ṍṍ̥ ]</text:p>
          </table:table-cell>
          <table:table-cell office:value-type="string">
            <text:p>/bã́bã-rõ/</text:p>
          </table:table-cell>
        </table:table-row>
        <table:table-row table:style-name="ro3">
          <table:table-cell office:value-type="string">
            <text:p>night</text:p>
          </table:table-cell>
          <table:table-cell table:style-name="ce4" office:value-type="string">
            <text:p><text:span text:style-name="T1">[ɲ</text:span><text:span text:style-name="T4">ã</text:span><text:span text:style-name="T1">̄ˈmĩ́ĩ̥́]</text:span></text:p>
          </table:table-cell>
          <table:table-cell office:value-type="string">
            <text:p>/jãbĩ /́</text:p>
          </table:table-cell>
        </table:table-row>
        <table:table-row table:style-name="ro3">
          <table:table-cell office:value-type="string">
            <text:p>nose</text:p>
          </table:table-cell>
          <table:table-cell table:style-name="ce4" office:value-type="string">
            <text:p><text:span text:style-name="T1">[ </text:span><text:span text:style-name="T4">ĩ </text:span><text:span text:style-name="T1">̄</text:span><text:span text:style-name="T4">ĩ </text:span><text:span text:style-name="T1">̥̄ˈkhɛ̃́ã̀ḁ̃̀ ]</text:span></text:p>
          </table:table-cell>
          <table:table-cell office:value-type="string">
            <text:p>/ɨ ̃kẽ́ã/</text:p>
          </table:table-cell>
        </table:table-row>
        <table:table-row table:style-name="ro3">
          <table:table-cell office:value-type="string">
            <text:p>not</text:p>
          </table:table-cell>
          <table:table-cell office:value-type="string">
            <text:p>[ ˈnĩ ́ɛ̃̀ɾìì ̥]</text:p>
          </table:table-cell>
          <table:table-cell office:value-type="string">
            <text:p>/dĩ ́ẽri/</text:p>
          </table:table-cell>
        </table:table-row>
        <table:table-row table:style-name="ro3">
          <table:table-cell office:value-type="string">
            <text:p>old</text:p>
          </table:table-cell>
          <table:table-cell table:style-name="ce3" office:value-type="string">
            <text:p><text:span text:style-name="T1">[</text:span><text:span text:style-name="T3">m</text:span><text:span text:style-name="T1">bɨ̄ɨ̥̄ˈkhɨ́ɨ̥́] [</text:span><text:span text:style-name="T3">m</text:span><text:span text:style-name="T1">bɨɨ̄ˈ̥̄khɨnĩ̀ŋɛ̀ɛ̥̃̀̃]</text:span></text:p>
          </table:table-cell>
          <table:table-cell office:value-type="string">
            <text:p>/bɨkɨ/́ /bɨkɨ́dĩgẽ/</text:p>
          </table:table-cell>
        </table:table-row>
        <table:table-row table:style-name="ro3">
          <table:table-cell office:value-type="string">
            <text:p>one</text:p>
          </table:table-cell>
          <table:table-cell table:style-name="ce4" office:value-type="string">
            <text:p><text:span text:style-name="T1">[ </text:span><text:span text:style-name="T4">ĩ </text:span><text:span text:style-name="T1">̄</text:span><text:span text:style-name="T4">ĩ </text:span><text:span text:style-name="T1">̥̄ˈkhã́-ɾ ̃õ̀õ̥̀ ]</text:span></text:p>
          </table:table-cell>
          <table:table-cell office:value-type="string">
            <text:p>/ĩkã́rõ/</text:p>
          </table:table-cell>
        </table:table-row>
        <table:table-row table:style-name="ro2">
          <table:table-cell office:value-type="string">
            <text:p>other</text:p>
          </table:table-cell>
          <table:table-cell office:value-type="string">
            <text:p>[ āḁ̄ˈphíí ̥ ]</text:p>
          </table:table-cell>
          <table:table-cell office:value-type="string">
            <text:p>/apí/</text:p>
          </table:table-cell>
        </table:table-row>
        <table:table-row table:style-name="ro3">
          <table:table-cell office:value-type="string">
            <text:p>person</text:p>
          </table:table-cell>
          <table:table-cell table:style-name="ce3" office:value-type="string">
            <text:p><text:span text:style-name="T1">[ </text:span><text:span text:style-name="T3">m</text:span><text:span text:style-name="T1">bàḁ̀sōō̥ˈkháāḁ̄ ]</text:span></text:p>
          </table:table-cell>
          <table:table-cell office:value-type="string">
            <text:p>/basokáa/</text:p>
          </table:table-cell>
        </table:table-row>
        <table:table-row table:style-name="ro2">
          <table:table-cell office:value-type="string">
            <text:p>play</text:p>
          </table:table-cell>
          <table:table-cell office:value-type="string">
            <text:p>[ɛ̄ɛ̥ˈ̄phɛ-́ɾɛɛ̥̀̀] </text:p>
          </table:table-cell>
          <table:table-cell office:value-type="string">
            <text:p><text:s/>/epé-re/</text:p>
          </table:table-cell>
        </table:table-row>
        <table:table-row table:style-name="ro2">
          <table:table-cell office:value-type="string">
            <text:p>pull</text:p>
          </table:table-cell>
          <table:table-cell office:value-type="string">
            <text:p>[ vɛ̄ˈhɛ́ɛ̥́kō-ɾɛ̀ɛ̥̀ ]</text:p>
          </table:table-cell>
          <table:table-cell office:value-type="string">
            <text:p>/vehéko-re/</text:p>
          </table:table-cell>
        </table:table-row>
        <table:table-row table:style-name="ro3">
          <table:table-cell office:value-type="string">
            <text:p>push</text:p>
          </table:table-cell>
          <table:table-cell table:style-name="ce4" office:value-type="string">
            <text:p><text:span text:style-name="T1">[ thūū̥kh</text:span><text:span text:style-name="T4">õ</text:span><text:span text:style-name="T1">̄ˈã́-ɾ ̃ɛ̃̀ɛ̥̃̀ ]</text:span></text:p>
          </table:table-cell>
          <table:table-cell office:value-type="string">
            <text:p>/tukōã́-rẽ/</text:p>
          </table:table-cell>
        </table:table-row>
        <table:table-row table:style-name="ro2">
          <table:table-cell office:value-type="string">
            <text:p>rain</text:p>
          </table:table-cell>
          <table:table-cell office:value-type="string">
            <text:p>[ ōō̥ˈkhóó̥ phɛ̄ˈáɾòò̥ ]</text:p>
          </table:table-cell>
          <table:table-cell office:value-type="string">
            <text:p>/okó peáro/</text:p>
          </table:table-cell>
        </table:table-row>
        <table:table-row table:style-name="ro3">
          <table:table-cell office:value-type="string">
            <text:p>red</text:p>
          </table:table-cell>
          <table:table-cell table:style-name="ce4" office:value-type="string">
            <text:p><text:span text:style-name="T1">[ s</text:span><text:span text:style-name="T4">õ</text:span><text:span text:style-name="T1">̄ˈã́-ɾ ̃õ̀õ̥̀ ]</text:span></text:p>
          </table:table-cell>
          <table:table-cell office:value-type="string">
            <text:p>/sõã́-rõ/</text:p>
          </table:table-cell>
        </table:table-row>
        <table:table-row table:style-name="ro2">
          <table:table-cell office:value-type="string">
            <text:p>right (true)</text:p>
          </table:table-cell>
          <table:table-cell office:value-type="string">
            <text:p>[ khɛ̄ˈóɾòò̥ ]</text:p>
          </table:table-cell>
          <table:table-cell office:value-type="string">
            <text:p>/keóro/</text:p>
          </table:table-cell>
        </table:table-row>
        <table:table-row table:style-name="ro3">
          <table:table-cell office:value-type="string">
            <text:p>right (side)</text:p>
          </table:table-cell>
          <table:table-cell table:style-name="ce5" office:value-type="string">
            <text:p><text:span text:style-name="T1">[ </text:span><text:span text:style-name="T3">n</text:span><text:span text:style-name="T1">d</text:span><text:span text:style-name="T4">ī</text:span><text:span text:style-name="T1">ām</text:span><text:span text:style-name="T4">ã</text:span><text:span text:style-name="T1">̄</text:span><text:span text:style-name="T4">ã</text:span><text:span text:style-name="T1">̥̄ˈkhã́n</text:span><text:span text:style-name="T4">ĩ </text:span><text:span text:style-name="T1">̄ã̀ḁ̃̀pɛ̃̀ɛ̥̀̃ ]</text:span></text:p>
          </table:table-cell>
          <table:table-cell office:value-type="string">
            <text:p>/diabãkã́dɨ ̃ãpẽ/</text:p>
          </table:table-cell>
        </table:table-row>
        <table:table-row table:style-name="ro3">
          <table:table-cell office:value-type="string">
            <text:p>river</text:p>
          </table:table-cell>
          <table:table-cell table:style-name="ce3" office:value-type="string">
            <text:p><text:span text:style-name="T1">[ ˈ</text:span><text:span text:style-name="T3">n</text:span><text:span text:style-name="T1">díàḁ̀ ]</text:span></text:p>
          </table:table-cell>
          <table:table-cell office:value-type="string">
            <text:p>/día/</text:p>
          </table:table-cell>
        </table:table-row>
        <table:table-row table:style-name="ro3">
          <table:table-cell office:value-type="string">
            <text:p>road</text:p>
          </table:table-cell>
          <table:table-cell table:style-name="ce4" office:value-type="string">
            <text:p><text:span text:style-name="T1">[ m</text:span><text:span text:style-name="T4">ã</text:span><text:span text:style-name="T1">̄ˈã́ḁ̃́ ]</text:span></text:p>
          </table:table-cell>
          <table:table-cell office:value-type="string">
            <text:p>/bãã́/</text:p>
          </table:table-cell>
        </table:table-row>
        <table:table-row table:style-name="ro3">
          <table:table-cell office:value-type="string">
            <text:p>root</text:p>
          </table:table-cell>
          <table:table-cell table:style-name="ce4" office:value-type="string">
            <text:p><text:span text:style-name="T1">[ n</text:span><text:span text:style-name="T4">ĩ </text:span><text:span text:style-name="T1">̄</text:span><text:span text:style-name="T4">ĩ </text:span><text:span text:style-name="T1">̥̄ˈkhṍõ̀õ̥̀ ]</text:span></text:p>
          </table:table-cell>
          <table:table-cell office:value-type="string">
            <text:p>/dɨkṍ/</text:p>
          </table:table-cell>
        </table:table-row>
        <table:table-row table:style-name="ro2">
          <table:table-cell office:value-type="string">
            <text:p>rope</text:p>
          </table:table-cell>
          <table:table-cell office:value-type="string">
            <text:p>[ ūū̥ˈphá-dàḁ̀ ]</text:p>
          </table:table-cell>
          <table:table-cell office:value-type="string">
            <text:p>/upá-da/</text:p>
          </table:table-cell>
        </table:table-row>
        <table:table-row table:style-name="ro3">
          <table:table-cell office:value-type="string">
            <text:p>rotten</text:p>
          </table:table-cell>
          <table:table-cell table:style-name="ce3" office:value-type="string">
            <text:p><text:span text:style-name="T1">[ ˈ</text:span><text:span text:style-name="T3">m</text:span><text:span text:style-name="T1">bóà-ròò̥ ]</text:span></text:p>
          </table:table-cell>
          <table:table-cell office:value-type="string">
            <text:p>/bóa-ro/</text:p>
          </table:table-cell>
        </table:table-row>
        <table:table-row table:style-name="ro3">
          <table:table-cell office:value-type="string">
            <text:p>rub</text:p>
          </table:table-cell>
          <table:table-cell table:style-name="ce4" office:value-type="string">
            <text:p><text:span text:style-name="T1">[ n</text:span><text:span text:style-name="T4">ĩ </text:span><text:span text:style-name="T1">̄</text:span><text:span text:style-name="T4">ĩ </text:span><text:span text:style-name="T1">̥̄ˈ</text:span><text:span text:style-name="T4">k</text:span><text:span text:style-name="T1">ɨ ̃́</text:span><text:span text:style-name="T4">-</text:span><text:span text:style-name="T1">ɾ ̃ɛ̃̀ɛ̥̃̀ </text:span><text:span text:style-name="T4">]</text:span></text:p>
          </table:table-cell>
          <table:table-cell office:value-type="string">
            <text:p>/ɨ ̃kɨ ̃́-rẽ/</text:p>
          </table:table-cell>
        </table:table-row>
        <table:table-row table:style-name="ro2">
          <table:table-cell office:value-type="string">
            <text:p>salt</text:p>
          </table:table-cell>
          <table:table-cell office:value-type="string">
            <text:p>[ ˈmṍã̀ḁ̃̀ ]</text:p>
          </table:table-cell>
          <table:table-cell office:value-type="string">
            <text:p>/bṍã/</text:p>
          </table:table-cell>
        </table:table-row>
        <table:table-row table:style-name="ro3">
          <table:table-cell office:value-type="string">
            <text:p>sand</text:p>
          </table:table-cell>
          <table:table-cell table:style-name="ce5" office:value-type="string">
            <text:p><text:span text:style-name="T1">[ </text:span><text:span text:style-name="T3">n</text:span><text:span text:style-name="T1">d</text:span><text:span text:style-name="T4">īī</text:span><text:span text:style-name="T1">ˈ̥tháḁ́thùù̥phàɾìì ̥ ]</text:span></text:p>
          </table:table-cell>
          <table:table-cell office:value-type="string">
            <text:p>/ditátupari/</text:p>
          </table:table-cell>
        </table:table-row>
        <table:table-row table:style-name="ro2">
          <table:table-cell office:value-type="string">
            <text:p>say</text:p>
          </table:table-cell>
          <table:table-cell office:value-type="string">
            <text:p>[ ˈĩ ́ĩ̀-ɾ ̃ɛ̃̀ɛ̥̃̀ ]</text:p>
          </table:table-cell>
          <table:table-cell office:value-type="string">
            <text:p>/ĩ ́ĩ-rẽ/</text:p>
          </table:table-cell>
        </table:table-row>
        <table:table-row table:style-name="ro3">
          <table:table-cell office:value-type="string">
            <text:p>scratch</text:p>
          </table:table-cell>
          <table:table-cell table:style-name="ce4" office:value-type="string">
            <text:p><text:span text:style-name="T1">[ w̄</text:span><text:span text:style-name="T4">ã</text:span><text:span text:style-name="T1">̄</text:span><text:span text:style-name="T4">ã</text:span><text:span text:style-name="T1">̥̄ˈkĩ ́ṍ-ɾ ̃ɛ̃́ɛ̥̃́ ]</text:span></text:p>
          </table:table-cell>
          <table:table-cell office:value-type="string">
            <text:p>/wãkĩ ́õ-rẽ/</text:p>
          </table:table-cell>
        </table:table-row>
        <table:table-row table:style-name="ro2">
          <table:table-cell office:value-type="string">
            <text:p>sea</text:p>
          </table:table-cell>
          <table:table-cell office:value-type="string">
            <text:p>[ phāˈí-ɾí-jàḁ̀ ]</text:p>
          </table:table-cell>
          <table:table-cell office:value-type="string">
            <text:p>/paí-ri-ja/</text:p>
          </table:table-cell>
        </table:table-row>
        <table:table-row table:style-name="ro3">
          <table:table-cell office:value-type="string">
            <text:p>see</text:p>
          </table:table-cell>
          <table:table-cell table:style-name="ce4" office:value-type="string">
            <text:p><text:span text:style-name="T1">[ </text:span><text:span text:style-name="T4">ĩ </text:span><text:span text:style-name="T1">̄ˈɲ</text:span><text:span text:style-name="T4">ã</text:span><text:span text:style-name="T1">́</text:span><text:span text:style-name="T4">-</text:span><text:span text:style-name="T1">ɾ ̃ɛ̃̀ɛ̥̃̀ </text:span><text:span text:style-name="T4">]</text:span></text:p>
          </table:table-cell>
          <table:table-cell office:value-type="string">
            <text:p>/ĩjã́-rẽ/</text:p>
          </table:table-cell>
        </table:table-row>
        <table:table-row table:style-name="ro2">
          <table:table-cell office:value-type="string">
            <text:p>seed</text:p>
          </table:table-cell>
          <table:table-cell office:value-type="string">
            <text:p>[ jāḁ̄ˈphɛ́ɛ̥́ ]</text:p>
          </table:table-cell>
          <table:table-cell office:value-type="string">
            <text:p>/japé/</text:p>
          </table:table-cell>
        </table:table-row>
        <table:table-row table:style-name="ro2">
          <table:table-cell office:value-type="string">
            <text:p>sew</text:p>
          </table:table-cell>
          <table:table-cell office:value-type="string">
            <text:p>[ ˈɛ́ɛ́-ɾɛ́ɛ̥́ ]</text:p>
          </table:table-cell>
          <table:table-cell office:value-type="string">
            <text:p>/ée-re/</text:p>
          </table:table-cell>
        </table:table-row>
        <table:table-row table:style-name="ro2">
          <table:table-cell office:value-type="string">
            <text:p>sharp</text:p>
          </table:table-cell>
          <table:table-cell office:value-type="string">
            <text:p>[ ˈóò-ròò̥ ]</text:p>
          </table:table-cell>
          <table:table-cell office:value-type="string">
            <text:p>/óoro/</text:p>
          </table:table-cell>
        </table:table-row>
        <table:table-row table:style-name="ro2">
          <table:table-cell office:value-type="string">
            <text:p>short</text:p>
          </table:table-cell>
          <table:table-cell office:value-type="string">
            <text:p>[ jóā-ɛ̀ɾì-dɨ̀ɨ̀ ̥khàḁ̀ ]</text:p>
          </table:table-cell>
          <table:table-cell office:value-type="string">
            <text:p>/jóaeridɨka/</text:p>
          </table:table-cell>
        </table:table-row>
        <table:table-row table:style-name="ro3">
          <table:table-cell office:value-type="string">
            <text:p>sing</text:p>
          </table:table-cell>
          <table:table-cell table:style-name="ce3" office:value-type="string">
            <text:p><text:span text:style-name="T1">[ </text:span><text:span text:style-name="T3">m</text:span><text:span text:style-name="T1">bāḁ̄ˈsá-ɾɛ̀ɛ̥̀ ]</text:span></text:p>
          </table:table-cell>
          <table:table-cell office:value-type="string">
            <text:p>/basá-re/</text:p>
          </table:table-cell>
        </table:table-row>
        <table:table-row table:style-name="ro2">
          <table:table-cell office:value-type="string">
            <text:p>sit</text:p>
          </table:table-cell>
          <table:table-cell office:value-type="string">
            <text:p>[ dūˈí-ɾɛ̀ɛ̥̀ ]</text:p>
          </table:table-cell>
          <table:table-cell office:value-type="string">
            <text:p>/duí-re/</text:p>
          </table:table-cell>
        </table:table-row>
        <table:table-row table:style-name="ro2">
          <table:table-cell office:value-type="string">
            <text:p>skin</text:p>
          </table:table-cell>
          <table:table-cell office:value-type="string">
            <text:p>[ ˈkháḁ́sɛ́ɾóó̥ ]</text:p>
          </table:table-cell>
          <table:table-cell office:value-type="string">
            <text:p>/kásero/</text:p>
          </table:table-cell>
        </table:table-row>
        <table:table-row table:style-name="ro3">
          <table:table-cell office:value-type="string">
            <text:p>sky</text:p>
          </table:table-cell>
          <table:table-cell table:style-name="ce3" office:value-type="string">
            <text:p><text:span text:style-name="T1">[ </text:span><text:span text:style-name="T6">ĩ </text:span><text:span text:style-name="T1">̄ˈmɨ ̃́</text:span><text:span text:style-name="T6">ã</text:span><text:span text:style-name="T1">̄-vɛ̀ɛ̥̀sɛ̀ɛ̥̀ ]</text:span></text:p>
          </table:table-cell>
          <table:table-cell office:value-type="string">
            <text:p>/ ĩbĩ ́ã-wese/</text:p>
          </table:table-cell>
        </table:table-row>
        <table:table-row table:style-name="ro3">
          <table:table-cell office:value-type="string">
            <text:p>sleep</text:p>
          </table:table-cell>
          <table:table-cell table:style-name="ce3" office:value-type="string">
            <text:p><text:span text:style-name="T1">[ kh</text:span><text:span text:style-name="T6">ã</text:span><text:span text:style-name="T1">̄ˈnĩ-́ɾɛ̃́ɛ̥̃́ ]</text:span></text:p>
          </table:table-cell>
          <table:table-cell office:value-type="string">
            <text:p>/kãdĩ-́re/</text:p>
          </table:table-cell>
        </table:table-row>
        <table:table-row table:style-name="ro2">
          <table:table-cell office:value-type="string">
            <text:p>small</text:p>
          </table:table-cell>
          <table:table-cell office:value-type="string">
            <text:p>[ ˈphɛ̃́ɛ̃́-ɾ ̃õ̀-ŋã̀ḁ̃̀ ]</text:p>
          </table:table-cell>
          <table:table-cell office:value-type="string">
            <text:p>/pẽ́ẽ-rõ-gã/</text:p>
          </table:table-cell>
        </table:table-row>
        <table:table-row table:style-name="ro2">
          <table:table-cell office:value-type="string">
            <text:p>smell</text:p>
          </table:table-cell>
          <table:table-cell office:value-type="string">
            <text:p>[ ˈṽĩ ́nĩ ́-ɾ ̃ɛ̃́ɛ̥̃́ ]</text:p>
          </table:table-cell>
          <table:table-cell office:value-type="string">
            <text:p>/wĩ ́dĩ-rẽ/</text:p>
          </table:table-cell>
        </table:table-row>
        <table:table-row table:style-name="ro2">
          <table:table-cell office:value-type="string">
            <text:p>smoke</text:p>
          </table:table-cell>
          <table:table-cell office:value-type="string">
            <text:p>[ ˈɨ ̃́mɛ̃́ɛ̥̃́ ]</text:p>
          </table:table-cell>
          <table:table-cell office:value-type="string">
            <text:p>/ɨ ̃́bẽ/</text:p>
          </table:table-cell>
        </table:table-row>
        <table:table-row table:style-name="ro3">
          <table:table-cell office:value-type="string">
            <text:p>smooth</text:p>
          </table:table-cell>
          <table:table-cell table:style-name="ce4" office:value-type="string">
            <text:p><text:span text:style-name="T1">[ s</text:span><text:span text:style-name="T4">īī </text:span><text:span text:style-name="T1">̥ˈphí-ɾòò̥ ]</text:span></text:p>
          </table:table-cell>
          <table:table-cell office:value-type="string">
            <text:p>/sipí-ro/</text:p>
          </table:table-cell>
        </table:table-row>
        <table:table-row table:style-name="ro3">
          <table:table-cell office:value-type="string">
            <text:p>snake</text:p>
          </table:table-cell>
          <table:table-cell table:style-name="ce4" office:value-type="string">
            <text:p><text:span text:style-name="T1">[ </text:span><text:span text:style-name="T4">ã</text:span><text:span text:style-name="T1">̄ˈɲã́ḁ̃́ ]</text:span></text:p>
          </table:table-cell>
          <table:table-cell office:value-type="string">
            <text:p>/ãjã́/</text:p>
          </table:table-cell>
        </table:table-row>
        <table:table-row table:style-name="ro3">
          <table:table-cell office:value-type="string">
            <text:p>some</text:p>
          </table:table-cell>
          <table:table-cell table:style-name="ce3" office:value-type="string">
            <text:p><text:span text:style-name="T1">[ </text:span><text:span text:style-name="T6">ĩ </text:span><text:span text:style-name="T1">̄</text:span><text:span text:style-name="T6">ĩ </text:span><text:span text:style-name="T1">̥̄ˈkã́-ɾ ̃ã̀ḁ̃̀ ]</text:span></text:p>
          </table:table-cell>
          <table:table-cell office:value-type="string">
            <text:p>/ĩkã́-ɾã/</text:p>
          </table:table-cell>
        </table:table-row>
        <table:table-row table:style-name="ro2">
          <table:table-cell office:value-type="string">
            <text:p>spit (N)</text:p>
          </table:table-cell>
          <table:table-cell office:value-type="string">
            <text:p>[ ɨ̀ɨ̀ ̥sɛ̄ɛ̥̄ˈkhóàḁ̀ ]</text:p>
          </table:table-cell>
          <table:table-cell office:value-type="string">
            <text:p>/ɨsekóa/</text:p>
          </table:table-cell>
        </table:table-row>
        <table:table-row table:style-name="ro3">
          <table:table-cell office:value-type="string">
            <text:p>split</text:p>
          </table:table-cell>
          <table:table-cell table:style-name="ce3" office:value-type="string">
            <text:p><text:span text:style-name="T1">[ˈ</text:span><text:span text:style-name="T3">m</text:span><text:span text:style-name="T1">bɛɛ́̀-ɾɛɛ̥̀̀]</text:span></text:p>
          </table:table-cell>
          <table:table-cell office:value-type="string">
            <text:p><text:s/>/bée-re/</text:p>
          </table:table-cell>
        </table:table-row>
        <table:table-row table:style-name="ro2">
          <table:table-cell office:value-type="string">
            <text:p>squeeze.”apretar”</text:p>
          </table:table-cell>
          <table:table-cell office:value-type="string">
            <text:p>[vɛ̄ˈhɛ́dɨò̄ -ɾɛ̀ɛ̥̀]</text:p>
          </table:table-cell>
          <table:table-cell office:value-type="string">
            <text:p>/wehédɨo-re/</text:p>
          </table:table-cell>
        </table:table-row>
        <table:table-row table:style-name="ro3">
          <table:table-cell office:value-type="string">
            <text:p>squeeze.”exprimir”</text:p>
          </table:table-cell>
          <table:table-cell table:style-name="ce5" office:value-type="string">
            <text:p><text:span text:style-name="T1">[</text:span><text:span text:style-name="T3">m</text:span><text:span text:style-name="T1">b</text:span><text:span text:style-name="T4">īī</text:span><text:span text:style-name="T1">̥ˈphɛ́-ɾɛɛ̥̀̀]</text:span></text:p>
          </table:table-cell>
          <table:table-cell office:value-type="string">
            <text:p>/bipé-re/</text:p>
          </table:table-cell>
        </table:table-row>
        <table:table-row table:style-name="ro2">
          <table:table-cell office:value-type="string">
            <text:p>stab</text:p>
          </table:table-cell>
          <table:table-cell office:value-type="string">
            <text:p>[ ˈtúwāḁ̄pāḁ̄tōɾɛà̀ -ɾɛ̀ɛ̥̀ ]</text:p>
          </table:table-cell>
          <table:table-cell office:value-type="string">
            <text:p>/túwapatorea-re/</text:p>
          </table:table-cell>
        </table:table-row>
        <table:table-row table:style-name="ro4">
          <table:table-cell office:value-type="string">
            <text:p>stand</text:p>
          </table:table-cell>
          <table:table-cell table:style-name="ce3" office:value-type="string">
            <text:p><text:span text:style-name="T1">[n</text:span><text:span text:style-name="T6">uu</text:span><text:span text:style-name="T7">̄</text:span><text:span text:style-name="T6">̃ </text:span><text:span text:style-name="T1">ˈ</text:span><text:span text:style-name="T7">̄</text:span><text:span text:style-name="T1">̥</text:span><text:span text:style-name="T6">̃</text:span><text:span text:style-name="T1">kú-̃ɾɛ̃̀̃ɛ̥̃̀]</text:span></text:p>
          </table:table-cell>
          <table:table-cell office:value-type="string">
            <text:p>/dũku-̃́ rẽ/</text:p>
          </table:table-cell>
        </table:table-row>
        <table:table-row table:style-name="ro3">
          <table:table-cell office:value-type="string">
            <text:p>star</text:p>
          </table:table-cell>
          <table:table-cell table:style-name="ce4" office:value-type="string">
            <text:p><text:span text:style-name="T1">[ ɲ</text:span><text:span text:style-name="T4">õ</text:span><text:span text:style-name="T1">̄</text:span><text:span text:style-name="T4">õ</text:span><text:span text:style-name="T1">̥̄kh</text:span><text:span text:style-name="T4">õ</text:span><text:span text:style-name="T1">̄</text:span><text:span text:style-name="T4">ã</text:span><text:span text:style-name="T1">̄-ˈv̄ɨ ̃́ɨ ̥̃́ ]</text:span></text:p>
          </table:table-cell>
          <table:table-cell office:value-type="string">
            <text:p>/jõkõã-wɨ ̃́/</text:p>
          </table:table-cell>
        </table:table-row>
        <table:table-row table:style-name="ro2">
          <table:table-cell office:value-type="string">
            <text:p>stick</text:p>
          </table:table-cell>
          <table:table-cell office:value-type="string">
            <text:p>[jūū̥ˈkɨ-ǵ ɨ̀ɨ̥̀]</text:p>
          </table:table-cell>
          <table:table-cell office:value-type="string">
            <text:p>/jukɨ-́gɨ/</text:p>
          </table:table-cell>
        </table:table-row>
        <table:table-row table:style-name="ro3">
          <table:table-cell office:value-type="string">
            <text:p>stone</text:p>
          </table:table-cell>
          <table:table-cell table:style-name="ce3" office:value-type="string">
            <text:p><text:span text:style-name="T1">[</text:span><text:span text:style-name="T6">ɨ̃</text:span><text:span text:style-name="T1">̄</text:span><text:span text:style-name="T6">ɨ</text:span><text:span text:style-name="T1">̥̄ˈ</text:span><text:span text:style-name="T6">̃</text:span><text:span text:style-name="T1">thã́ḁ̃́-phɛ̀ɛ̥̀]</text:span></text:p>
          </table:table-cell>
          <table:table-cell office:value-type="string">
            <text:p>/ɨ̃tã́-pe/</text:p>
          </table:table-cell>
        </table:table-row>
        <table:table-row table:style-name="ro3">
          <table:table-cell office:value-type="string">
            <text:p>straight</text:p>
          </table:table-cell>
          <table:table-cell table:style-name="ce5" office:value-type="string">
            <text:p><text:span text:style-name="T1">[ </text:span><text:span text:style-name="T3">n</text:span><text:span text:style-name="T1">d</text:span><text:span text:style-name="T4">ī</text:span><text:span text:style-name="T1">ˈám</text:span><text:span text:style-name="T4">ã</text:span><text:span text:style-name="T1">̄</text:span><text:span text:style-name="T4">ã</text:span><text:span text:style-name="T1">k̥̄ hã̀ḁ̃̀ ] </text:span></text:p>
          </table:table-cell>
          <table:table-cell office:value-type="string">
            <text:p>/diábãkã/</text:p>
          </table:table-cell>
        </table:table-row>
        <table:table-row table:style-name="ro3">
          <table:table-cell office:value-type="string">
            <text:p>suck</text:p>
          </table:table-cell>
          <table:table-cell table:style-name="ce3" office:value-type="string">
            <text:p><text:span text:style-name="T1">[ </text:span><text:span text:style-name="T6">u</text:span><text:span text:style-name="T1">̄</text:span><text:span text:style-name="T6">ũ </text:span><text:span text:style-name="T1">̄ˈ</text:span><text:span text:style-name="T6">̥̃ </text:span><text:span text:style-name="T1">phṹ-ɾ ̃ɛ̃̀ɛ̥̃̀ ]</text:span></text:p>
          </table:table-cell>
          <table:table-cell office:value-type="string">
            <text:p>/ũpṹ-rẽ/</text:p>
          </table:table-cell>
        </table:table-row>
        <table:table-row table:style-name="ro3">
          <table:table-cell office:value-type="string">
            <text:p>Sun</text:p>
          </table:table-cell>
          <table:table-cell table:style-name="ce3" office:value-type="string">
            <text:p><text:span text:style-name="T1">[ m</text:span><text:span text:style-name="T6">u</text:span><text:span text:style-name="T1">̄</text:span><text:span text:style-name="T6">̃</text:span><text:span text:style-name="T1">̄ˈ</text:span><text:span text:style-name="T6">̃ </text:span><text:span text:style-name="T1">ĩ ́ĩ ̥́phũ̀ũ̥̀ ]</text:span></text:p>
          </table:table-cell>
          <table:table-cell office:value-type="string">
            <text:p>/bũĩ ́pũ/</text:p>
          </table:table-cell>
        </table:table-row>
        <table:table-row table:style-name="ro5">
          <table:table-cell office:value-type="string">
            <text:p>swell</text:p>
          </table:table-cell>
          <table:table-cell table:style-name="ce5" office:value-type="string">
            <text:p><text:span text:style-name="T9">[</text:span><text:span text:style-name="T10">m</text:span><text:span text:style-name="T9">b</text:span><text:span text:style-name="T11">īī</text:span><text:span text:style-name="T9">p̥hí-ɾɛ̀ɛ̥̀]</text:span></text:p>
          </table:table-cell>
          <table:table-cell office:value-type="string">
            <text:p><text:span text:style-name="T9"><text:s/></text:span><text:span text:style-name="T9">/bipí-re/</text:span></text:p>
          </table:table-cell>
        </table:table-row>
        <table:table-row table:style-name="ro3">
          <table:table-cell office:value-type="string">
            <text:p>swim</text:p>
          </table:table-cell>
          <table:table-cell table:style-name="ce7" office:value-type="string">
            <text:p><text:span text:style-name="T1">[ ˈ</text:span><text:span text:style-name="T3">m</text:span><text:span text:style-name="T1">báá-ɾɛ̀ɛ̥̀ ] </text:span></text:p>
          </table:table-cell>
          <table:table-cell office:value-type="string">
            <text:p>/báa-re/</text:p>
          </table:table-cell>
        </table:table-row>
        <table:table-row table:style-name="ro3">
          <table:table-cell office:value-type="string">
            <text:p>tail</text:p>
          </table:table-cell>
          <table:table-cell table:style-name="ce7" office:value-type="string">
            <text:p><text:span text:style-name="T1">[ ph</text:span><text:span text:style-name="T6">ĩ </text:span><text:span text:style-name="T1">̄</text:span><text:span text:style-name="T6">ĩ </text:span><text:span text:style-name="T1">̥ˈ̄khṍṍ̥ ] </text:span></text:p>
          </table:table-cell>
          <table:table-cell office:value-type="string">
            <text:p>/pĩkṍ/</text:p>
          </table:table-cell>
        </table:table-row>
        <table:table-row table:style-name="ro3">
          <table:table-cell office:value-type="string">
            <text:p>that</text:p>
          </table:table-cell>
          <table:table-cell table:style-name="ce4" office:value-type="string">
            <text:p><text:span text:style-name="T1">[ à</text:span><text:span text:style-name="T4">ī</text:span><text:span text:style-name="T1">jɛ́ɛ̥́ ] </text:span></text:p>
          </table:table-cell>
          <table:table-cell office:value-type="string">
            <text:p>/aijé/</text:p>
          </table:table-cell>
        </table:table-row>
        <table:table-row table:style-name="ro2">
          <table:table-cell office:value-type="string">
            <text:p>there</text:p>
          </table:table-cell>
          <table:table-cell office:value-type="string">
            <text:p>[ ˈṍṍ̥-pɨ̀ ]</text:p>
          </table:table-cell>
          <table:table-cell office:value-type="string">
            <text:p><text:s/>/ṍpɨ/</text:p>
          </table:table-cell>
        </table:table-row>
        <table:table-row table:style-name="ro2">
          <table:table-cell office:value-type="string">
            <text:p>they</text:p>
          </table:table-cell>
          <table:table-cell office:value-type="string">
            <text:p>[ ˈkhɨ h̃́ ã̀ḁ̃̀ ] </text:p>
          </table:table-cell>
          <table:table-cell office:value-type="string">
            <text:p>/kɨ ̃́hã/</text:p>
          </table:table-cell>
        </table:table-row>
        <table:table-row table:style-name="ro2">
          <table:table-cell office:value-type="string">
            <text:p>thick </text:p>
          </table:table-cell>
          <table:table-cell office:value-type="string">
            <text:p>[ ɨ̀ɨsɛ̄bɨ ̄ɨ ̥̄ˈthí-ɾòò̥ ] </text:p>
          </table:table-cell>
          <table:table-cell office:value-type="string">
            <text:p>/ɨsebɨtí-ro/</text:p>
          </table:table-cell>
        </table:table-row>
        <table:table-row table:style-name="ro2">
          <table:table-cell office:value-type="string">
            <text:p>thin</text:p>
          </table:table-cell>
          <table:table-cell office:value-type="string">
            <text:p>[ ɨ̀ɨ̀ ̥sɛ̄mɛ̃ˈnĩ ́-ɾ ̃õ̀õ̥̀ ] </text:p>
          </table:table-cell>
          <table:table-cell office:value-type="string">
            <text:p>/ɨsebẽdĩ ́-rõ/</text:p>
          </table:table-cell>
        </table:table-row>
        <table:table-row table:style-name="ro3">
          <table:table-cell office:value-type="string">
            <text:p>think</text:p>
          </table:table-cell>
          <table:table-cell table:style-name="ce7" office:value-type="string">
            <text:p><text:span text:style-name="T1">[ w</text:span><text:span text:style-name="T6">ã</text:span><text:span text:style-name="T1">̃ ̄</text:span><text:span text:style-name="T6">ã</text:span><text:span text:style-name="T1">̥̄ˈkhũ-ɾ ̃ɛ̃̀ɛ̥̃̀ ]</text:span></text:p>
          </table:table-cell>
          <table:table-cell office:value-type="string">
            <text:p>/wãkṹ-rẽ/</text:p>
          </table:table-cell>
        </table:table-row>
        <table:table-row table:style-name="ro3">
          <table:table-cell office:value-type="string">
            <text:p>this</text:p>
          </table:table-cell>
          <table:table-cell table:style-name="ce4" office:value-type="string">
            <text:p><text:span text:style-name="T1">[ āḁ̄th</text:span><text:span text:style-name="T4">ī</text:span><text:span text:style-name="T1">ɛ́ɛ̥́ ]</text:span></text:p>
          </table:table-cell>
          <table:table-cell office:value-type="string">
            <text:p><text:s/>/atié/</text:p>
          </table:table-cell>
        </table:table-row>
        <table:table-row table:style-name="ro3">
          <table:table-cell office:value-type="string">
            <text:p>thou</text:p>
          </table:table-cell>
          <table:table-cell table:style-name="ce7" office:value-type="string">
            <text:p><text:span text:style-name="T1">[ m</text:span><text:span text:style-name="T6">ɨ </text:span><text:span text:style-name="T1">̄</text:span><text:span text:style-name="T6">ˈ̃</text:span><text:span text:style-name="T1">ɨ́̃ɨ̥̃́ ]</text:span></text:p>
          </table:table-cell>
          <table:table-cell office:value-type="string">
            <text:p><text:s/>/bɨ̃ɨ̃́́/</text:p>
          </table:table-cell>
        </table:table-row>
        <table:table-row table:style-name="ro3">
          <table:table-cell office:value-type="string">
            <text:p>three </text:p>
          </table:table-cell>
          <table:table-cell table:style-name="ce4" office:value-type="string">
            <text:p><text:span text:style-name="T1">[ </text:span><text:span text:style-name="T4">īī </text:span><text:span text:style-name="T1">̥th</text:span><text:span text:style-name="T4">ī</text:span><text:span text:style-name="T1">ˈá-ɾòò̥ ]</text:span></text:p>
          </table:table-cell>
          <table:table-cell office:value-type="string">
            <text:p><text:s/>/itiá-ro/</text:p>
          </table:table-cell>
        </table:table-row>
        <table:table-row table:style-name="ro3">
          <table:table-cell office:value-type="string">
            <text:p>throw</text:p>
          </table:table-cell>
          <table:table-cell table:style-name="ce7" office:value-type="string">
            <text:p><text:span text:style-name="T1">[ </text:span><text:span text:style-name="T3">n</text:span><text:span text:style-name="T1">dōō̥khāḁ̄ˈkhó-ɾɛ̀ɛ̥̀ ] </text:span></text:p>
          </table:table-cell>
          <table:table-cell office:value-type="string">
            <text:p>/dokakó-re/</text:p>
          </table:table-cell>
        </table:table-row>
        <table:table-row table:style-name="ro3">
          <table:table-cell office:value-type="string">
            <text:p>tie</text:p>
          </table:table-cell>
          <table:table-cell table:style-name="ce4" office:value-type="string">
            <text:p><text:span text:style-name="T1">[ s</text:span><text:span text:style-name="T4">ī</text:span><text:span text:style-name="T1">ˈá-ɾɛ́ɛ̥́ ] </text:span></text:p>
          </table:table-cell>
          <table:table-cell office:value-type="string">
            <text:p>/siá-re/</text:p>
          </table:table-cell>
        </table:table-row>
        <table:table-row table:style-name="ro2">
          <table:table-cell office:value-type="string">
            <text:p>tongue</text:p>
          </table:table-cell>
          <table:table-cell office:value-type="string">
            <text:p>[ ˈɲɛ̃́mɛ̃́-ɾ ̃ṍṍ̥ ] </text:p>
          </table:table-cell>
          <table:table-cell office:value-type="string">
            <text:p>/jẽ́bẽ-rõ/</text:p>
          </table:table-cell>
        </table:table-row>
        <table:table-row table:style-name="ro2">
          <table:table-cell office:value-type="string">
            <text:p>tooth</text:p>
          </table:table-cell>
          <table:table-cell office:value-type="string">
            <text:p>[ ōō̥ˈphí-gáḁ́ ] </text:p>
          </table:table-cell>
          <table:table-cell office:value-type="string">
            <text:p>/opí-ga/</text:p>
          </table:table-cell>
        </table:table-row>
        <table:table-row table:style-name="ro2">
          <table:table-cell office:value-type="string">
            <text:p>tree</text:p>
          </table:table-cell>
          <table:table-cell office:value-type="string">
            <text:p>[ jūū̥ˈkɨ-́gɨ̀ɨ̀ ̥ ] </text:p>
          </table:table-cell>
          <table:table-cell office:value-type="string">
            <text:p>/jukɨ-ǵ ɨ/</text:p>
          </table:table-cell>
        </table:table-row>
        <table:table-row table:style-name="ro3">
          <table:table-cell office:value-type="string">
            <text:p>turn.of.fish</text:p>
          </table:table-cell>
          <table:table-cell table:style-name="ce7" office:value-type="string">
            <text:p><text:span text:style-name="T1">[kh</text:span><text:span text:style-name="T6">ã</text:span><text:span text:style-name="T1">ˈ̄mɛ-́̃wõ̃ ́nṍ-ɾ̃ɛ́̃ɛ̥́̃] <text:s text:c="2"/></text:span></text:p>
          </table:table-cell>
          <table:table-cell office:value-type="string">
            <text:p>/kãbẽ́ ́wõdõ-re/̃</text:p>
          </table:table-cell>
        </table:table-row>
        <table:table-row table:style-name="ro3">
          <table:table-cell office:value-type="string">
            <text:p>turn.standing</text:p>
          </table:table-cell>
          <table:table-cell table:style-name="ce8" office:value-type="string">
            <text:p><text:span text:style-name="T12">[k</text:span>ã<text:span text:style-name="T12">m̄ </text:span>ɛ̃<text:span text:style-name="T12">-̄n</text:span>ĩĩ<text:span text:style-name="T12">̥̄ˈ̄khã́ã́-ɾ̃ɛ̃̀ɛ̥̀̃]</text:span></text:p>
          </table:table-cell>
          <table:table-cell office:value-type="string">
            <text:p>/kãbẽ-dɨ̃kã́-re/̃</text:p>
          </table:table-cell>
        </table:table-row>
        <table:table-row table:style-name="ro2">
          <table:table-cell office:value-type="string">
            <text:p>two</text:p>
          </table:table-cell>
          <table:table-cell office:value-type="string">
            <text:p>[ pɨ ̄ˈá-ɾòò̥ ]</text:p>
          </table:table-cell>
          <table:table-cell office:value-type="string">
            <text:p>/pɨá-ro/</text:p>
          </table:table-cell>
        </table:table-row>
        <table:table-row table:style-name="ro3">
          <table:table-cell office:value-type="string">
            <text:p>vomit</text:p>
          </table:table-cell>
          <table:table-cell table:style-name="ce4" office:value-type="string">
            <text:p><text:span text:style-name="T1">[ ɨ ̄ɨ ̥̄ˈsóó̥th</text:span><text:span text:style-name="T4">ī</text:span><text:span text:style-name="T1">-ɾɛ̀ɛ̥̀ ]</text:span></text:p>
          </table:table-cell>
          <table:table-cell office:value-type="string">
            <text:p>/ɨsóti-re/</text:p>
          </table:table-cell>
        </table:table-row>
        <table:table-row table:style-name="ro2">
          <table:table-cell office:value-type="string">
            <text:p>walk</text:p>
          </table:table-cell>
          <table:table-cell office:value-type="string">
            <text:p>[ ˈwáà-ɾɛ̀ɛ̥̀ ]</text:p>
          </table:table-cell>
          <table:table-cell office:value-type="string">
            <text:p>/wáa-re/</text:p>
          </table:table-cell>
        </table:table-row>
        <table:table-row table:style-name="ro2">
          <table:table-cell office:value-type="string">
            <text:p>warm</text:p>
          </table:table-cell>
          <table:table-cell office:value-type="string">
            <text:p>[ aā ̥̄ˈsí-ɾɛ́ɛ̥́ ]</text:p>
          </table:table-cell>
          <table:table-cell office:value-type="string">
            <text:p>/así-re/</text:p>
          </table:table-cell>
        </table:table-row>
        <table:table-row table:style-name="ro2">
          <table:table-cell office:value-type="string">
            <text:p>wash</text:p>
          </table:table-cell>
          <table:table-cell office:value-type="string">
            <text:p>[ khōō̥ˈsɛ́-ɾɛ́ɛ̥́ ]</text:p>
          </table:table-cell>
          <table:table-cell office:value-type="string">
            <text:p>/kosé-re/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string">
            <text:p>[ ōō̥ˈkhóó̥ ]</text:p>
          </table:table-cell>
          <table:table-cell office:value-type="string">
            <text:p>/okó/</text:p>
          </table:table-cell>
        </table:table-row>
        <table:table-row table:style-name="ro3">
          <table:table-cell office:value-type="string">
            <text:p>we.EXCL</text:p>
          </table:table-cell>
          <table:table-cell table:style-name="ce7" office:value-type="string">
            <text:p><text:span text:style-name="T1">[</text:span><text:span text:style-name="T6">ɨ̃</text:span><text:span text:style-name="T1">̄</text:span><text:span text:style-name="T6">ɨ̃</text:span><text:span text:style-name="T1">̥̄ˈsã́ḁ̃́] </text:span></text:p>
          </table:table-cell>
          <table:table-cell office:value-type="string">
            <text:p>/ɨs̃ã́/ </text:p>
          </table:table-cell>
        </table:table-row>
        <table:table-row table:style-name="ro3">
          <table:table-cell office:value-type="string">
            <text:p>we.INCL</text:p>
          </table:table-cell>
          <table:table-cell table:style-name="ce8" office:value-type="string">
            <text:p><text:span text:style-name="T12">[m</text:span>ã<text:span text:style-name="T12">ˈ̄ɾĩ̃ĩ̥́́]</text:span></text:p>
          </table:table-cell>
          <table:table-cell office:value-type="string">
            <text:p>/bãrĩ/́</text:p>
          </table:table-cell>
        </table:table-row>
        <table:table-row table:style-name="ro2">
          <table:table-cell office:value-type="string">
            <text:p>wet</text:p>
          </table:table-cell>
          <table:table-cell office:value-type="string">
            <text:p>[ ˈphúàɾìgɛ̀ɛ̥̀ ]</text:p>
          </table:table-cell>
          <table:table-cell office:value-type="string">
            <text:p>/púarige/</text:p>
          </table:table-cell>
        </table:table-row>
        <table:table-row table:style-name="ro3">
          <table:table-cell office:value-type="string">
            <text:p>what?</text:p>
          </table:table-cell>
          <table:table-cell table:style-name="ce3" office:value-type="string">
            <text:p><text:span text:style-name="T1">[ ɲ</text:span><text:span text:style-name="T6">ɛ̃</text:span><text:span text:style-name="T1">̄</text:span><text:span text:style-name="T6">ɛ̃</text:span><text:span text:style-name="T1">̄ˈnṍõ̀õ̥̀ ]</text:span></text:p>
          </table:table-cell>
          <table:table-cell office:value-type="string">
            <text:p>/jẽẽdṍõ/</text:p>
          </table:table-cell>
        </table:table-row>
        <table:table-row table:style-name="ro3">
          <table:table-cell office:value-type="string">
            <text:p>when?</text:p>
          </table:table-cell>
          <table:table-cell table:style-name="ce3" office:value-type="string">
            <text:p><text:span text:style-name="T1">[ n</text:span><text:span text:style-name="T6">õõ</text:span><text:span text:style-name="T1">̄ ̥̄ˈkhã́wáḁ́thòàḁ̀ ]</text:span></text:p>
          </table:table-cell>
          <table:table-cell office:value-type="string">
            <text:p>/dõkã́watoa/</text:p>
          </table:table-cell>
        </table:table-row>
        <table:table-row table:style-name="ro3">
          <table:table-cell office:value-type="string">
            <text:p>where?</text:p>
          </table:table-cell>
          <table:table-cell table:style-name="ce3" office:value-type="string">
            <text:p><text:span text:style-name="T1">[ n</text:span><text:span text:style-name="T6">õ</text:span><text:span text:style-name="T1">̄ˈṍṍ̥ ] ~ [ ˈnṍṍ̥-pɨ ́ɨ ̥́ ]</text:span></text:p>
          </table:table-cell>
          <table:table-cell office:value-type="string">
            <text:p>/dõṍ/ ~ /dṍ-pɨ/</text:p>
          </table:table-cell>
        </table:table-row>
        <table:table-row table:style-name="ro3">
          <table:table-cell office:value-type="string">
            <text:p>white</text:p>
          </table:table-cell>
          <table:table-cell table:style-name="ce3" office:value-type="string">
            <text:p><text:span text:style-name="T1">[ </text:span><text:span text:style-name="T3">m</text:span><text:span text:style-name="T1">bōō̥ˈthí-ɾòò̥ ]</text:span></text:p>
          </table:table-cell>
          <table:table-cell office:value-type="string">
            <text:p>/botí-ro/</text:p>
          </table:table-cell>
        </table:table-row>
        <table:table-row table:style-name="ro3">
          <table:table-cell office:value-type="string">
            <text:p>who?</text:p>
          </table:table-cell>
          <table:table-cell table:style-name="ce3" office:value-type="string">
            <text:p><text:span text:style-name="T1">[ n</text:span><text:span text:style-name="T6">õ</text:span><text:span text:style-name="T1">̄ˈã́ḁ̃́ ]</text:span></text:p>
          </table:table-cell>
          <table:table-cell office:value-type="string">
            <text:p>/dõã́/</text:p>
          </table:table-cell>
        </table:table-row>
        <table:table-row table:style-name="ro2">
          <table:table-cell office:value-type="string">
            <text:p>wide</text:p>
          </table:table-cell>
          <table:table-cell office:value-type="string">
            <text:p>[ ˈɛ́ɛ̥́sá-ɾóó̥ ]</text:p>
          </table:table-cell>
          <table:table-cell office:value-type="string">
            <text:p>/ésa-ro/</text:p>
          </table:table-cell>
        </table:table-row>
        <table:table-row table:style-name="ro2">
          <table:table-cell office:value-type="string">
            <text:p>wife</text:p>
          </table:table-cell>
          <table:table-cell office:value-type="string">
            <text:p>[ ˈnɨ ̃́mṍṍ̥ ]</text:p>
          </table:table-cell>
          <table:table-cell office:value-type="string">
            <text:p>/dɨ ̃́bõ/</text:p>
          </table:table-cell>
        </table:table-row>
        <table:table-row table:style-name="ro2">
          <table:table-cell office:value-type="string">
            <text:p>wind</text:p>
          </table:table-cell>
          <table:table-cell office:value-type="string">
            <text:p>[ ˈṽĩ ́nṍṍ̥ ]</text:p>
          </table:table-cell>
          <table:table-cell office:value-type="string">
            <text:p>/wĩ ́dō/</text:p>
          </table:table-cell>
        </table:table-row>
        <table:table-row table:style-name="ro3">
          <table:table-cell office:value-type="string">
            <text:p>wing</text:p>
          </table:table-cell>
          <table:table-cell table:style-name="ce3" office:value-type="string">
            <text:p><text:span text:style-name="T1">[ khɛ̃̀ɾ ̃</text:span><text:span text:style-name="T6">ɨ ̃</text:span><text:span text:style-name="T1">̄</text:span><text:span text:style-name="T6">ɨ </text:span><text:span text:style-name="T1">̥̄ˈ</text:span><text:span text:style-name="T6">̃ </text:span><text:span text:style-name="T1">phɨ ̃́ɨ ̃̀ɨ ̥̃̀ ]</text:span></text:p>
          </table:table-cell>
          <table:table-cell office:value-type="string">
            <text:p>/kẽrɨ ̃pɨ ̃́ɨ ̃/</text:p>
          </table:table-cell>
        </table:table-row>
        <table:table-row table:style-name="ro3">
          <table:table-cell office:value-type="string">
            <text:p>wipe</text:p>
          </table:table-cell>
          <table:table-cell table:style-name="ce3" office:value-type="string">
            <text:p><text:span text:style-name="T1">[</text:span><text:span text:style-name="T3">m</text:span><text:span text:style-name="T1">bōoˈ̥̄phó-ɾɛɛ̥̀̀]</text:span></text:p>
          </table:table-cell>
          <table:table-cell office:value-type="string">
            <text:p>/bopó-re/</text:p>
          </table:table-cell>
        </table:table-row>
        <table:table-row table:style-name="ro2">
          <table:table-cell office:value-type="string">
            <text:p>with</text:p>
          </table:table-cell>
          <table:table-cell office:value-type="string">
            <text:p>[ -mɛ̃̀nã̀ḁ̃̀ ]</text:p>
          </table:table-cell>
          <table:table-cell office:value-type="string">
            <text:p>/-bẽdã/</text:p>
          </table:table-cell>
        </table:table-row>
        <table:table-row table:style-name="ro2">
          <table:table-cell office:value-type="string">
            <text:p>women</text:p>
          </table:table-cell>
          <table:table-cell office:value-type="string">
            <text:p>[ ˈnṍmĩ ́ṍṍ̥ ]</text:p>
          </table:table-cell>
          <table:table-cell office:value-type="string">
            <text:p>/dṍbĩõ/</text:p>
          </table:table-cell>
        </table:table-row>
        <table:table-row table:style-name="ro3">
          <table:table-cell office:value-type="string">
            <text:p>wood</text:p>
          </table:table-cell>
          <table:table-cell table:style-name="ce3" office:value-type="string">
            <text:p><text:span text:style-name="T1">[ m</text:span><text:span text:style-name="T6">ã</text:span><text:span text:style-name="T1">̄</text:span><text:span text:style-name="T6">ã</text:span><text:span text:style-name="T1">̥̄ˈkhã́ɾ ̃ɨ ̃̀̃ɨ ̥̃̀kɨ ̃̀̃ɨ ̥̃̀ ]</text:span></text:p>
          </table:table-cell>
          <table:table-cell office:value-type="string">
            <text:p>/bãkã́rɨ ̃kɨ ̃/</text:p>
          </table:table-cell>
        </table:table-row>
        <table:table-row table:style-name="ro3">
          <table:table-cell office:value-type="string">
            <text:p>worm</text:p>
          </table:table-cell>
          <table:table-cell table:style-name="ce3" office:value-type="string">
            <text:p><text:span text:style-name="T1">[w</text:span><text:span text:style-name="T6">ã</text:span><text:span text:style-name="T1">̄̄</text:span><text:span text:style-name="T6">ã</text:span><text:span text:style-name="T1">̄ˈ</text:span><text:span text:style-name="T6">̥</text:span><text:span text:style-name="T1">khĩ́nĩ̀ã̀-wɨ̃ɨ̥̃̀̃̀]</text:span></text:p>
          </table:table-cell>
          <table:table-cell office:value-type="string">
            <text:p>/wãkĩ́dĩã-wɨ/̃</text:p>
          </table:table-cell>
        </table:table-row>
        <table:table-row table:style-name="ro2">
          <table:table-cell office:value-type="string">
            <text:p>you</text:p>
          </table:table-cell>
          <table:table-cell office:value-type="string">
            <text:p>[ ˈmɨ ̃́hã̀ḁ̃̀ ]</text:p>
          </table:table-cell>
          <table:table-cell office:value-type="string">
            <text:p>/ bɨ ̃́hã/</text:p>
          </table:table-cell>
        </table:table-row>
        <table:table-row table:style-name="ro2">
          <table:table-cell office:value-type="string">
            <text:p>year</text:p>
          </table:table-cell>
          <table:table-cell office:value-type="string">
            <text:p>[ ˈkhɨ ̃́mã́ḁ̃́ ]</text:p>
          </table:table-cell>
          <table:table-cell office:value-type="string">
            <text:p>/kɨ ̃́bã/</text:p>
          </table:table-cell>
        </table:table-row>
        <table:table-row table:style-name="ro2">
          <table:table-cell office:value-type="string">
            <text:p>yellow</text:p>
          </table:table-cell>
          <table:table-cell office:value-type="string">
            <text:p>[ ɛ̄ˈvɨ-́ɾòò̥ ]</text:p>
          </table:table-cell>
          <table:table-cell office:value-type="string">
            <text:p>/ewɨ-ro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NewRomanPSMT" svg:font-family="TimesNewRomanPSMT" style:font-family-generic="roman"/>
    <style:font-face style:name="ArialUnicodeMS" svg:font-family="ArialUnicode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9/04/2014</text:date>, <text:time>13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lia Skilton</meta:initial-creator>
    <meta:creation-date>2014-08-28T22:04:52</meta:creation-date>
    <dc:date>2014-09-04T13:04:02</dc:date>
    <dc:creator>Amalia Skilton</dc:creator>
    <meta:editing-duration>PT11M35S</meta:editing-duration>
    <meta:editing-cycles>2</meta:editing-cycles>
    <meta:generator>OpenOffice.org/3.3$Unix OpenOffice.org_project/330m20$Build-9567</meta:generator>
    <meta:document-statistic meta:table-count="3" meta:cell-count="603" meta:object-count="0"/>
  </office:meta>
</office:document-meta>
</file>